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7200000044721F0E3D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3.578cm"/>
    </style:style>
    <style:style style:name="co2" style:family="table-column">
      <style:table-column-properties fo:break-before="auto" style:column-width="3.625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6.992cm"/>
    </style:style>
    <style:style style:name="co5" style:family="table-column">
      <style:table-column-properties fo:break-before="auto" style:column-width="6.119cm"/>
    </style:style>
    <style:style style:name="co6" style:family="table-column">
      <style:table-column-properties fo:break-before="auto" style:column-width="3.108cm"/>
    </style:style>
    <style:style style:name="co7" style:family="table-column">
      <style:table-column-properties fo:break-before="auto" style:column-width="10.097cm"/>
    </style:style>
    <style:style style:name="co8" style:family="table-column">
      <style:table-column-properties fo:break-before="auto" style:column-width="4.032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2.775cm"/>
    </style:style>
    <style:style style:name="co11" style:family="table-column">
      <style:table-column-properties fo:break-before="auto" style:column-width="2.265cm"/>
    </style:style>
    <style:style style:name="co12" style:family="table-column">
      <style:table-column-properties fo:break-before="auto" style:column-width="4.106cm"/>
    </style:style>
    <style:style style:name="co13" style:family="table-column">
      <style:table-column-properties fo:break-before="auto" style:column-width="4.588cm"/>
    </style:style>
    <style:style style:name="co14" style:family="table-column">
      <style:table-column-properties fo:break-before="auto" style:column-width="2.219cm"/>
    </style:style>
    <style:style style:name="co15" style:family="table-column">
      <style:table-column-properties fo:break-before="auto" style:column-width="9.559cm"/>
    </style:style>
    <style:style style:name="co16" style:family="table-column">
      <style:table-column-properties fo:break-before="auto" style:column-width="3.958cm"/>
    </style:style>
    <style:style style:name="co17" style:family="table-column">
      <style:table-column-properties fo:break-before="auto" style:column-width="9.065cm"/>
    </style:style>
    <style:style style:name="co18" style:family="table-column">
      <style:table-column-properties fo:break-before="auto" style:column-width="2.478cm"/>
    </style:style>
    <style:style style:name="co19" style:family="table-column">
      <style:table-column-properties fo:break-before="auto" style:column-width="2.293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836cm" fo:break-before="auto" style:use-optimal-row-height="tru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2.155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74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0.519cm" fo:break-before="auto" style:use-optimal-row-height="true"/>
    </style:style>
    <style:style style:name="ro10" style:family="table-row">
      <style:table-row-properties style:row-height="0.667cm" fo:break-before="auto" style:use-optimal-row-height="true"/>
    </style:style>
    <style:style style:name="ta1" style:family="table" style:master-page-name="PageStyle_5f_Hypothèses">
      <style:table-properties table:display="true" style:writing-mode="lr-tb"/>
    </style:style>
    <style:style style:name="ta2" style:family="table" style:master-page-name="PageStyle_5f_TCO">
      <style:table-properties table:display="true" style:writing-mode="lr-tb"/>
    </style:style>
    <style:style style:name="ta3" style:family="table" style:master-page-name="PageStyle_5f_Coût_20_Migration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99ccff"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WenQuanYi Zen Hei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 fo:padding="0.071cm" style:rotation-align="none"/>
    </style:style>
    <style:style style:name="ce9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 style:data-style-name="N117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4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ackground-color="#99ccff"/>
    </style:style>
    <style:style style:name="ce17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117"/>
    <style:style style:name="ce19" style:family="table-cell" style:parent-style-name="Default">
      <style:table-cell-properties fo:background-color="#99ccff" fo:padding="0.071cm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ttb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ackground-color="#0000ff" fo:border="none"/>
      <style:text-properties style:use-window-font-color="true"/>
    </style:style>
    <style:style style:name="ce24" style:family="table-cell" style:parent-style-name="Default">
      <style:table-cell-properties fo:background-color="#0000ff"/>
      <style:text-properties style:use-window-font-color="true"/>
    </style:style>
    <style:style style:name="ce25" style:family="table-cell" style:parent-style-name="Default">
      <style:table-cell-properties fo:background-color="#800080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99ccff"/>
      <style:text-properties fo:font-size="10.5pt" fo:font-weight="bold" style:font-size-asian="10.5pt" style:font-weight-asian="bold" style:font-size-complex="10.5pt" style:font-weight-complex="bold"/>
    </style:style>
    <style:style style:name="ce27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cm"/>
    </style:style>
    <style:style style:name="ce28" style:family="table-cell" style:parent-style-name="Default">
      <style:table-cell-properties fo:background-color="#0000ff" fo:border="none"/>
    </style:style>
    <style:style style:name="ce29" style:family="table-cell" style:parent-style-name="Default">
      <style:table-cell-properties fo:background-color="#99ccff" fo:border="none"/>
    </style:style>
    <style:style style:name="ce30" style:family="table-cell" style:parent-style-name="Default">
      <style:table-cell-properties fo:background-color="transparent"/>
      <style:text-properties style:use-window-font-color="tru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21"/>
    <style:style style:name="ce34" style:family="table-cell" style:parent-style-name="Default">
      <style:table-cell-properties fo:background-color="#c0c0c0" style:diagonal-bl-tr="0.06pt solid #000000" style:diagonal-tl-br="none"/>
    </style:style>
    <style:style style:name="ce35" style:family="table-cell" style:parent-style-name="Default">
      <style:table-cell-properties fo:background-color="#c0c0c0" style:diagonal-bl-tr="none" style:diagonal-tl-br="none"/>
    </style:style>
    <style:style style:name="ce36" style:family="table-cell" style:parent-style-name="Default">
      <style:map style:condition="is-true-formula(IF([$TCO.$C33]=&quot;Non évalué&quot;;1;0)=1)" style:apply-style-name="en_5f_gris" style:base-cell-address="TCO.E33"/>
      <style:map style:condition="is-true-formula(IF([$TCO.$C33]=&quot;Quantitatif&quot;;1;0)=1)" style:apply-style-name="en_5f_gris" style:base-cell-address="TCO.E33"/>
    </style:style>
    <style:style style:name="ce37" style:family="table-cell" style:parent-style-name="Default">
      <style:map style:condition="is-true-formula(IF([$TCO.$C33]=&quot;Non évalué&quot;;1;0)=1)" style:apply-style-name="en_5f_gris" style:base-cell-address="TCO.E33"/>
      <style:map style:condition="is-true-formula(IF([$TCO.$C33]=&quot;Quantitatif&quot;;1;0)=1)" style:apply-style-name="en_5f_gris" style:base-cell-address="TCO.E33"/>
    </style:style>
    <style:style style:name="ce38" style:family="table-cell" style:parent-style-name="Default">
      <style:map style:condition="is-true-formula(IF([$TCO.$C35]=&quot;Non évalué&quot;;1;0)=1)" style:apply-style-name="en_5f_gris" style:base-cell-address="TCO.E35"/>
      <style:map style:condition="is-true-formula(IF([$TCO.$C35]=&quot;Quantitatif&quot;;1;0)=1)" style:apply-style-name="en_5f_gris" style:base-cell-address="TCO.E35"/>
    </style:style>
    <style:style style:name="ce39" style:family="table-cell" style:parent-style-name="Default">
      <style:table-cell-properties fo:background-color="transparent"/>
      <style:map style:condition="is-true-formula(IF([$TCO.$C33]=&quot;Non évalué&quot;;1;0)=1)" style:apply-style-name="en_5f_gris" style:base-cell-address="TCO.E33"/>
      <style:map style:condition="is-true-formula(IF([$TCO.$C33]=&quot;Quantitatif&quot;;1;0)=1)" style:apply-style-name="en_5f_gris" style:base-cell-address="TCO.E33"/>
    </style:style>
    <style:style style:name="ce40" style:family="table-cell" style:parent-style-name="Default" style:data-style-name="N10">
      <style:map style:condition="is-true-formula(IF([$TCO.$C33]=&quot;Non évalué&quot;;1;0)=1)" style:apply-style-name="en_5f_gris" style:base-cell-address="TCO.E33"/>
      <style:map style:condition="is-true-formula(IF([$TCO.$C33]=&quot;Quantitatif&quot;;1;0)=1)" style:apply-style-name="en_5f_gris" style:base-cell-address="TCO.E33"/>
    </style:style>
    <style:style style:name="ce41" style:family="table-cell" style:parent-style-name="Default" style:data-style-name="N10">
      <style:map style:condition="is-true-formula(IF([$TCO.$C33]=&quot;Non évalué&quot;;1;0)=1)" style:apply-style-name="en_5f_gris" style:base-cell-address="TCO.E33"/>
      <style:map style:condition="is-true-formula(IF([$TCO.$C33]=&quot;Quantitatif&quot;;1;0)=1)" style:apply-style-name="en_5f_gris" style:base-cell-address="TCO.E33"/>
    </style:style>
    <style:style style:name="ce42" style:family="table-cell" style:parent-style-name="Default" style:data-style-name="N10">
      <style:table-cell-properties fo:background-color="transparent"/>
      <style:map style:condition="is-true-formula(IF([$TCO.$C33]=&quot;Non évalué&quot;;1;0)=1)" style:apply-style-name="en_5f_gris" style:base-cell-address="TCO.E33"/>
      <style:map style:condition="is-true-formula(IF([$TCO.$C33]=&quot;Quantitatif&quot;;1;0)=1)" style:apply-style-name="en_5f_gris" style:base-cell-address="TCO.E33"/>
    </style:style>
    <style:style style:name="ce43" style:family="table-cell" style:parent-style-name="Default">
      <style:table-cell-properties fo:background-color="#800080"/>
    </style:style>
    <style:style style:name="ce44" style:family="table-cell" style:parent-style-name="Default" style:data-style-name="N10">
      <style:map style:condition="is-true-formula(IF([$TCO.$C33]=&quot;Non évalué&quot;;1;0)=1)" style:apply-style-name="en_5f_gris" style:base-cell-address="TCO.E33"/>
      <style:map style:condition="is-true-formula(IF([$TCO.$C33]=&quot;Quantitatif&quot;;1;0)=1)" style:apply-style-name="en_5f_gris" style:base-cell-address="TCO.E33"/>
    </style:style>
    <style:style style:name="ce45" style:family="table-cell" style:parent-style-name="Default">
      <style:table-cell-properties fo:background-color="transparent"/>
      <style:map style:condition="is-true-formula(IF([$TCO.$C16]=&quot;Qualitatif&quot;;1;0)=1)" style:apply-style-name="en_5f_gris" style:base-cell-address="TCO.G16"/>
      <style:map style:condition="is-true-formula(IF([$TCO.$C16]=&quot;Non évalué&quot;;1;0)=1)" style:apply-style-name="en_5f_gris" style:base-cell-address="TCO.G16"/>
    </style:style>
    <style:style style:name="ce46" style:family="table-cell" style:parent-style-name="Default">
      <style:table-cell-properties fo:background-color="transparent"/>
      <style:text-properties fo:color="#ffffff"/>
      <style:map style:condition="is-true-formula(IF([$TCO.$C16]=&quot;Qualitatif&quot;;1;0)=1)" style:apply-style-name="en_5f_gris" style:base-cell-address="TCO.G16"/>
      <style:map style:condition="is-true-formula(IF([$TCO.$C16]=&quot;Non évalué&quot;;1;0)=1)" style:apply-style-name="en_5f_gris" style:base-cell-address="TCO.G16"/>
    </style:style>
    <style:style style:name="ce47" style:family="table-cell" style:parent-style-name="Default">
      <style:table-cell-properties fo:background-color="transparent"/>
      <style:text-properties style:use-window-font-color="true"/>
      <style:map style:condition="is-true-formula(IF([$TCO.$C16]=&quot;Qualitatif&quot;;1;0)=1)" style:apply-style-name="en_5f_gris" style:base-cell-address="TCO.G16"/>
      <style:map style:condition="is-true-formula(IF([$TCO.$C16]=&quot;Non évalué&quot;;1;0)=1)" style:apply-style-name="en_5f_gris" style:base-cell-address="TCO.G16"/>
    </style:style>
    <style:style style:name="ce48" style:family="table-cell" style:parent-style-name="Default">
      <style:table-cell-properties fo:background-color="transparent"/>
      <style:map style:condition="is-true-formula(IF([$TCO.$C16]=&quot;Qualitatif&quot;;1;0)=1)" style:apply-style-name="en_5f_gris" style:base-cell-address="TCO.G16"/>
      <style:map style:condition="is-true-formula(IF([$TCO.$C16]=&quot;Non évalué&quot;;1;0)=1)" style:apply-style-name="en_5f_gris" style:base-cell-address="TCO.G16"/>
    </style:style>
    <style:style style:name="ce49" style:family="table-cell" style:parent-style-name="Default">
      <style:map style:condition="is-true-formula(IF([$TCO.$C33]=&quot;Non évalué&quot;;1;0)=1)" style:apply-style-name="en_5f_gris" style:base-cell-address="TCO.G33"/>
      <style:map style:condition="is-true-formula(IF([$TCO.$C33]=&quot;Qualitatif&quot;;1;0)=1)" style:apply-style-name="en_5f_gris" style:base-cell-address="TCO.G33"/>
    </style:style>
    <style:style style:name="ce50" style:family="table-cell" style:parent-style-name="Default">
      <style:map style:condition="is-true-formula(IF([$TCO.$C33]=&quot;Non évalué&quot;;1;0)=1)" style:apply-style-name="en_5f_gris" style:base-cell-address="TCO.G33"/>
      <style:map style:condition="is-true-formula(IF([$TCO.$C33]=&quot;Qualitatif&quot;;1;0)=1)" style:apply-style-name="en_5f_gris" style:base-cell-address="TCO.G33"/>
    </style:style>
    <style:style style:name="ce51" style:family="table-cell" style:parent-style-name="Default">
      <style:table-cell-properties fo:background-color="transparent"/>
      <style:map style:condition="is-true-formula(IF([$TCO.$C33]=&quot;Non évalué&quot;;1;0)=1)" style:apply-style-name="en_5f_gris" style:base-cell-address="TCO.G33"/>
      <style:map style:condition="is-true-formula(IF([$TCO.$C33]=&quot;Qualitatif&quot;;1;0)=1)" style:apply-style-name="en_5f_gris" style:base-cell-address="TCO.G33"/>
    </style:style>
    <style:style style:name="ce52" style:family="table-cell" style:parent-style-name="Default" style:data-style-name="N121">
      <style:table-cell-properties fo:background-color="transparent"/>
    </style:style>
    <style:style style:name="ce53" style:family="table-cell" style:parent-style-name="Default" style:data-style-name="N117">
      <style:table-cell-properties fo:background-color="transparent"/>
      <style:map style:condition="is-true-formula(IF([$TCO.$C16]=&quot;Qualitatif&quot;;1;0)=1)" style:apply-style-name="en_5f_gris" style:base-cell-address="TCO.G16"/>
      <style:map style:condition="is-true-formula(IF([$TCO.$C16]=&quot;Non évalué&quot;;1;0)=1)" style:apply-style-name="en_5f_gris" style:base-cell-address="TCO.G16"/>
    </style:style>
    <style:style style:name="ce54" style:family="table-cell" style:parent-style-name="Default" style:data-style-name="N117">
      <style:table-cell-properties fo:background-color="transparent"/>
      <style:text-properties style:use-window-font-color="true"/>
      <style:map style:condition="is-true-formula(IF([$TCO.$C16]=&quot;Qualitatif&quot;;1;0)=1)" style:apply-style-name="en_5f_gris" style:base-cell-address="TCO.G16"/>
      <style:map style:condition="is-true-formula(IF([$TCO.$C16]=&quot;Non évalué&quot;;1;0)=1)" style:apply-style-name="en_5f_gris" style:base-cell-address="TCO.G16"/>
    </style:style>
    <style:style style:name="ce55" style:family="table-cell" style:parent-style-name="Default" style:data-style-name="N117">
      <style:table-cell-properties fo:background-color="transparent"/>
      <style:map style:condition="is-true-formula(IF([$TCO.$C16]=&quot;Qualitatif&quot;;1;0)=1)" style:apply-style-name="en_5f_gris" style:base-cell-address="TCO.G16"/>
      <style:map style:condition="is-true-formula(IF([$TCO.$C16]=&quot;Non évalué&quot;;1;0)=1)" style:apply-style-name="en_5f_gris" style:base-cell-address="TCO.G16"/>
    </style:style>
    <style:style style:name="ce56" style:family="table-cell" style:parent-style-name="Default" style:data-style-name="N117">
      <style:table-cell-properties fo:background-color="transparent"/>
      <style:map style:condition="is-true-formula(IF([$TCO.$C16]=&quot;Qualitatif&quot;;1;0)=1)" style:apply-style-name="en_5f_gris" style:base-cell-address="TCO.G16"/>
      <style:map style:condition="is-true-formula(IF([$TCO.$C16]=&quot;Non évalué&quot;;1;0)=1)" style:apply-style-name="en_5f_gris" style:base-cell-address="TCO.G16"/>
    </style:style>
    <style:style style:name="ce57" style:family="table-cell" style:parent-style-name="Default" style:data-style-name="N117">
      <style:table-cell-properties fo:background-color="#0000ff" fo:border="none"/>
    </style:style>
    <style:style style:name="ce58" style:family="table-cell" style:parent-style-name="Default" style:data-style-name="N117">
      <style:map style:condition="is-true-formula(IF([$TCO.$C33]=&quot;Non évalué&quot;;1;0)=1)" style:apply-style-name="en_5f_gris" style:base-cell-address="TCO.G33"/>
      <style:map style:condition="is-true-formula(IF([$TCO.$C33]=&quot;Qualitatif&quot;;1;0)=1)" style:apply-style-name="en_5f_gris" style:base-cell-address="TCO.G33"/>
    </style:style>
    <style:style style:name="ce59" style:family="table-cell" style:parent-style-name="Default" style:data-style-name="N117">
      <style:map style:condition="is-true-formula(IF([$TCO.$C33]=&quot;Non évalué&quot;;1;0)=1)" style:apply-style-name="en_5f_gris" style:base-cell-address="TCO.G33"/>
      <style:map style:condition="is-true-formula(IF([$TCO.$C33]=&quot;Qualitatif&quot;;1;0)=1)" style:apply-style-name="en_5f_gris" style:base-cell-address="TCO.G33"/>
    </style:style>
    <style:style style:name="ce60" style:family="table-cell" style:parent-style-name="Default" style:data-style-name="N117">
      <style:map style:condition="is-true-formula(IF([$TCO.$C33]=&quot;Non évalué&quot;;1;0)=1)" style:apply-style-name="en_5f_gris" style:base-cell-address="TCO.G33"/>
      <style:map style:condition="is-true-formula(IF([$TCO.$C33]=&quot;Qualitatif&quot;;1;0)=1)" style:apply-style-name="en_5f_gris" style:base-cell-address="TCO.G33"/>
    </style:style>
    <style:style style:name="ce61" style:family="table-cell" style:parent-style-name="Default" style:data-style-name="N117">
      <style:table-cell-properties fo:background-color="transparent"/>
      <style:map style:condition="is-true-formula(IF([$TCO.$C33]=&quot;Non évalué&quot;;1;0)=1)" style:apply-style-name="en_5f_gris" style:base-cell-address="TCO.G33"/>
      <style:map style:condition="is-true-formula(IF([$TCO.$C33]=&quot;Qualitatif&quot;;1;0)=1)" style:apply-style-name="en_5f_gris" style:base-cell-address="TCO.G33"/>
    </style:style>
    <style:style style:name="ce62" style:family="table-cell" style:parent-style-name="Default" style:data-style-name="N121">
      <style:table-cell-properties fo:background-color="#800080"/>
      <style:text-properties fo:color="#ffffff" fo:font-weight="bold" style:font-weight-asian="bold" style:font-weight-complex="bold"/>
    </style:style>
    <style:style style:name="ce63" style:family="table-cell" style:parent-style-name="Default" style:data-style-name="N117">
      <style:table-cell-properties fo:background-color="transparent" fo:border="none"/>
      <style:map style:condition="is-true-formula(IF([$TCO.$C16]=&quot;Qualitatif&quot;;1;0)=1)" style:apply-style-name="en_5f_gris" style:base-cell-address="TCO.G16"/>
      <style:map style:condition="is-true-formula(IF([$TCO.$C16]=&quot;Non évalué&quot;;1;0)=1)" style:apply-style-name="en_5f_gris" style:base-cell-address="TCO.G16"/>
    </style:style>
    <style:style style:name="ce64" style:family="table-cell" style:parent-style-name="Default" style:data-style-name="N117">
      <style:table-cell-properties fo:background-color="transparent" fo:border="none"/>
      <style:text-properties style:use-window-font-color="true"/>
      <style:map style:condition="is-true-formula(IF([$TCO.$C16]=&quot;Qualitatif&quot;;1;0)=1)" style:apply-style-name="en_5f_gris" style:base-cell-address="TCO.G16"/>
      <style:map style:condition="is-true-formula(IF([$TCO.$C16]=&quot;Non évalué&quot;;1;0)=1)" style:apply-style-name="en_5f_gris" style:base-cell-address="TCO.G16"/>
    </style:style>
    <style:style style:name="ce65" style:family="table-cell" style:parent-style-name="Default" style:data-style-name="N117">
      <style:table-cell-properties fo:background-color="transparent" fo:border="none"/>
      <style:map style:condition="is-true-formula(IF([$TCO.$C16]=&quot;Qualitatif&quot;;1;0)=1)" style:apply-style-name="en_5f_gris" style:base-cell-address="TCO.G16"/>
      <style:map style:condition="is-true-formula(IF([$TCO.$C16]=&quot;Non évalué&quot;;1;0)=1)" style:apply-style-name="en_5f_gris" style:base-cell-address="TCO.G16"/>
    </style:style>
    <style:style style:name="ce66" style:family="table-cell" style:parent-style-name="Default" style:data-style-name="N117">
      <style:table-cell-properties fo:background-color="transparent" fo:border="none"/>
      <style:map style:condition="is-true-formula(IF([$TCO.$C16]=&quot;Qualitatif&quot;;1;0)=1)" style:apply-style-name="en_5f_gris" style:base-cell-address="TCO.G16"/>
      <style:map style:condition="is-true-formula(IF([$TCO.$C16]=&quot;Non évalué&quot;;1;0)=1)" style:apply-style-name="en_5f_gris" style:base-cell-address="TCO.G16"/>
    </style:style>
    <style:style style:name="ce67" style:family="table-cell" style:parent-style-name="Default" style:data-style-name="N117">
      <style:table-cell-properties fo:border="none"/>
      <style:map style:condition="is-true-formula(IF([$TCO.$C33]=&quot;Non évalué&quot;;1;0)=1)" style:apply-style-name="en_5f_gris" style:base-cell-address="TCO.G33"/>
      <style:map style:condition="is-true-formula(IF([$TCO.$C33]=&quot;Qualitatif&quot;;1;0)=1)" style:apply-style-name="en_5f_gris" style:base-cell-address="TCO.G33"/>
    </style:style>
    <style:style style:name="ce68" style:family="table-cell" style:parent-style-name="Default" style:data-style-name="N117">
      <style:table-cell-properties fo:border="none"/>
      <style:map style:condition="is-true-formula(IF([$TCO.$C33]=&quot;Non évalué&quot;;1;0)=1)" style:apply-style-name="en_5f_gris" style:base-cell-address="TCO.G33"/>
      <style:map style:condition="is-true-formula(IF([$TCO.$C33]=&quot;Qualitatif&quot;;1;0)=1)" style:apply-style-name="en_5f_gris" style:base-cell-address="TCO.G33"/>
    </style:style>
    <style:style style:name="ce69" style:family="table-cell" style:parent-style-name="Default" style:data-style-name="N117">
      <style:table-cell-properties fo:border="none"/>
      <style:map style:condition="is-true-formula(IF([$TCO.$C33]=&quot;Non évalué&quot;;1;0)=1)" style:apply-style-name="en_5f_gris" style:base-cell-address="TCO.G33"/>
      <style:map style:condition="is-true-formula(IF([$TCO.$C33]=&quot;Qualitatif&quot;;1;0)=1)" style:apply-style-name="en_5f_gris" style:base-cell-address="TCO.G33"/>
    </style:style>
    <style:style style:name="ce70" style:family="table-cell" style:parent-style-name="Default" style:data-style-name="N117">
      <style:table-cell-properties fo:background-color="transparent" fo:border="none"/>
      <style:map style:condition="is-true-formula(IF([$TCO.$C33]=&quot;Non évalué&quot;;1;0)=1)" style:apply-style-name="en_5f_gris" style:base-cell-address="TCO.G33"/>
      <style:map style:condition="is-true-formula(IF([$TCO.$C33]=&quot;Qualitatif&quot;;1;0)=1)" style:apply-style-name="en_5f_gris" style:base-cell-address="TCO.G33"/>
    </style:style>
    <style:style style:name="ce71" style:family="table-cell" style:parent-style-name="Default" style:data-style-name="N2">
      <style:table-cell-properties fo:background-color="#800080"/>
      <style:text-properties fo:color="#ffffff" fo:font-weight="bold" style:font-weight-asian="bold" style:font-weight-complex="bold"/>
    </style:style>
    <style:style style:name="ce7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fo:background-color="transparent"/>
      <style:text-properties style:use-window-font-color="true"/>
      <style:map style:condition="is-true-formula(IF([$Investissement.$C5]=&quot;Non évalué&quot;;1;0)=1)" style:apply-style-name="en_5f_gris" style:base-cell-address="Investissement.E5"/>
      <style:map style:condition="is-true-formula(IF([$Investissement.$C5]=&quot;Quantitatif&quot;;1;0)=1)" style:apply-style-name="en_5f_gris" style:base-cell-address="Investissement.E5"/>
    </style:style>
    <style:style style:name="ce75" style:family="table-cell" style:parent-style-name="Default">
      <style:table-cell-properties fo:background-color="transparent"/>
      <style:text-properties style:use-window-font-color="true"/>
      <style:map style:condition="is-true-formula(IF([$Investissement.$C5]=&quot;Non évalué&quot;;1;0)=1)" style:apply-style-name="en_5f_gris" style:base-cell-address="Investissement.E5"/>
      <style:map style:condition="is-true-formula(IF([$Investissement.$C5]=&quot;Quantitatif&quot;;1;0)=1)" style:apply-style-name="en_5f_gris" style:base-cell-address="Investissement.E5"/>
    </style:style>
    <style:style style:name="ce76" style:family="table-cell" style:parent-style-name="Default" style:data-style-name="N10">
      <style:table-cell-properties fo:background-color="transparent"/>
      <style:text-properties style:use-window-font-color="true"/>
      <style:map style:condition="is-true-formula(IF([$Investissement.$C5]=&quot;Non évalué&quot;;1;0)=1)" style:apply-style-name="en_5f_gris" style:base-cell-address="Investissement.E5"/>
      <style:map style:condition="is-true-formula(IF([$Investissement.$C5]=&quot;Quantitatif&quot;;1;0)=1)" style:apply-style-name="en_5f_gris" style:base-cell-address="Investissement.E5"/>
    </style:style>
    <style:style style:name="ce77" style:family="table-cell" style:parent-style-name="Default" style:data-style-name="N10">
      <style:table-cell-properties fo:background-color="transparent"/>
      <style:text-properties style:use-window-font-color="true"/>
      <style:map style:condition="is-true-formula(IF([$Investissement.$C5]=&quot;Non évalué&quot;;1;0)=1)" style:apply-style-name="en_5f_gris" style:base-cell-address="Investissement.E5"/>
      <style:map style:condition="is-true-formula(IF([$Investissement.$C5]=&quot;Quantitatif&quot;;1;0)=1)" style:apply-style-name="en_5f_gris" style:base-cell-address="Investissement.E5"/>
    </style:style>
    <style:style style:name="ce78" style:family="table-cell" style:parent-style-name="Default" style:data-style-name="N10">
      <style:table-cell-properties fo:background-color="transparent"/>
      <style:text-properties style:use-window-font-color="true"/>
      <style:map style:condition="is-true-formula(IF([$Investissement.$C5]=&quot;Non évalué&quot;;1;0)=1)" style:apply-style-name="en_5f_gris" style:base-cell-address="Investissement.E5"/>
      <style:map style:condition="is-true-formula(IF([$Investissement.$C5]=&quot;Quantitatif&quot;;1;0)=1)" style:apply-style-name="en_5f_gris" style:base-cell-address="Investissement.E5"/>
    </style:style>
    <style:style style:name="ce79" style:family="table-cell" style:parent-style-name="Default">
      <style:table-cell-properties fo:background-color="transparent"/>
      <style:text-properties style:use-window-font-color="true"/>
      <style:map style:condition="is-true-formula(IF([$Investissement.$C5]=&quot;Non évalué&quot;;1;0)=1)" style:apply-style-name="en_5f_gris" style:base-cell-address="Investissement.G5"/>
      <style:map style:condition="is-true-formula(IF([$Investissement.$C5]=&quot;Qualitatif&quot;;1;0)=1)" style:apply-style-name="en_5f_gris" style:base-cell-address="Investissement.G5"/>
    </style:style>
    <style:style style:name="ce80" style:family="table-cell" style:parent-style-name="Default">
      <style:table-cell-properties fo:background-color="transparent"/>
      <style:text-properties style:use-window-font-color="true"/>
      <style:map style:condition="is-true-formula(IF([$Investissement.$C5]=&quot;Non évalué&quot;;1;0)=1)" style:apply-style-name="en_5f_gris" style:base-cell-address="Investissement.G5"/>
      <style:map style:condition="is-true-formula(IF([$Investissement.$C5]=&quot;Qualitatif&quot;;1;0)=1)" style:apply-style-name="en_5f_gris" style:base-cell-address="Investissement.G5"/>
    </style:style>
    <style:style style:name="ce81" style:family="table-cell" style:parent-style-name="Default" style:data-style-name="N117">
      <style:table-cell-properties fo:background-color="transparent"/>
      <style:text-properties style:use-window-font-color="true"/>
      <style:map style:condition="is-true-formula(IF([$Investissement.$C5]=&quot;Non évalué&quot;;1;0)=1)" style:apply-style-name="en_5f_gris" style:base-cell-address="Investissement.G5"/>
      <style:map style:condition="is-true-formula(IF([$Investissement.$C5]=&quot;Qualitatif&quot;;1;0)=1)" style:apply-style-name="en_5f_gris" style:base-cell-address="Investissement.G5"/>
    </style:style>
    <style:style style:name="ce82" style:family="table-cell" style:parent-style-name="Default" style:data-style-name="N117">
      <style:table-cell-properties fo:background-color="transparent"/>
      <style:text-properties style:use-window-font-color="true"/>
      <style:map style:condition="is-true-formula(IF([$Investissement.$C5]=&quot;Non évalué&quot;;1;0)=1)" style:apply-style-name="en_5f_gris" style:base-cell-address="Investissement.G5"/>
      <style:map style:condition="is-true-formula(IF([$Investissement.$C5]=&quot;Qualitatif&quot;;1;0)=1)" style:apply-style-name="en_5f_gris" style:base-cell-address="Investissement.G5"/>
    </style:style>
    <style:style style:name="ce83" style:family="table-cell" style:parent-style-name="Default" style:data-style-name="N117">
      <style:table-cell-properties fo:background-color="transparent"/>
      <style:text-properties style:use-window-font-color="true"/>
      <style:map style:condition="is-true-formula(IF([$Investissement.$C5]=&quot;Non évalué&quot;;1;0)=1)" style:apply-style-name="en_5f_gris" style:base-cell-address="Investissement.G5"/>
      <style:map style:condition="is-true-formula(IF([$Investissement.$C5]=&quot;Qualitatif&quot;;1;0)=1)" style:apply-style-name="en_5f_gris" style:base-cell-address="Investissement.G5"/>
    </style:style>
    <style:style style:name="ce84" style:family="table-cell" style:parent-style-name="Default" style:data-style-name="N117">
      <style:table-cell-properties fo:background-color="transparent" fo:border="none"/>
      <style:text-properties style:use-window-font-color="true"/>
      <style:map style:condition="is-true-formula(IF([$Investissement.$C5]=&quot;Non évalué&quot;;1;0)=1)" style:apply-style-name="en_5f_gris" style:base-cell-address="Investissement.G5"/>
      <style:map style:condition="is-true-formula(IF([$Investissement.$C5]=&quot;Qualitatif&quot;;1;0)=1)" style:apply-style-name="en_5f_gris" style:base-cell-address="Investissement.G5"/>
    </style:style>
    <style:style style:name="ce85" style:family="table-cell" style:parent-style-name="Default" style:data-style-name="N117">
      <style:table-cell-properties fo:background-color="transparent" fo:border="none"/>
      <style:text-properties style:use-window-font-color="true"/>
      <style:map style:condition="is-true-formula(IF([$Investissement.$C5]=&quot;Non évalué&quot;;1;0)=1)" style:apply-style-name="en_5f_gris" style:base-cell-address="Investissement.G5"/>
      <style:map style:condition="is-true-formula(IF([$Investissement.$C5]=&quot;Qualitatif&quot;;1;0)=1)" style:apply-style-name="en_5f_gris" style:base-cell-address="Investissement.G5"/>
    </style:style>
    <style:style style:name="ce86" style:family="table-cell" style:parent-style-name="Default" style:data-style-name="N117">
      <style:table-cell-properties fo:background-color="transparent" fo:border="none"/>
      <style:text-properties style:use-window-font-color="true"/>
      <style:map style:condition="is-true-formula(IF([$Investissement.$C5]=&quot;Non évalué&quot;;1;0)=1)" style:apply-style-name="en_5f_gris" style:base-cell-address="Investissement.G5"/>
      <style:map style:condition="is-true-formula(IF([$Investissement.$C5]=&quot;Qualitatif&quot;;1;0)=1)" style:apply-style-name="en_5f_gris" style:base-cell-address="Investissement.G5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Hypothèses.$B$16:.$B$17])" table:allow-empty-cell="true" table:display-list="unsorted" table:base-cell-address="Hypothèses.B11">
          <table:error-message table:message-type="stop" table:display="true"/>
        </table:content-validation>
        <table:content-validation table:name="val2" table:condition="of:cell-content-is-in-list([$Hypothèses.$B$21:.$B$24])" table:allow-empty-cell="true" table:display-list="unsorted" table:base-cell-address="Hypothèses.B12">
          <table:error-message table:message-type="stop" table:display="true"/>
        </table:content-validation>
        <table:content-validation table:name="val3" table:condition="of:cell-content-is-in-list(&quot;Quantitatif&quot;;&quot;Qualitatif&quot;;&quot;Non évalué&quot;)" table:allow-empty-cell="true" table:display-list="unsorted" table:base-cell-address="TCO.C16">
          <table:error-message table:message-type="stop" table:display="true"/>
        </table:content-validation>
        <table:content-validation table:name="val4" table:condition="of:cell-content-is-in-list(&quot;-1&quot;;&quot;0&quot;;&quot;1&quot;)" table:allow-empty-cell="true" table:display-list="unsorted" table:base-cell-address="TCO.E33">
          <table:error-message table:message-type="stop" table:title="Valeur Interdite" table:display="true">
            <text:p>Les valeurs autorisées sont:</text:p>
            <text:p>-1</text:p>
            <text:p> 0</text:p>
            <text:p> 1</text:p>
          </table:error-message>
        </table:content-validation>
        <table:content-validation table:name="val5" table:condition="of:cell-content-is-in-list(&quot;5%&quot;;&quot;10%&quot;;&quot;15%&quot;)" table:allow-empty-cell="true" table:display-list="unsorted" table:base-cell-address="TCO.F33">
          <table:error-message table:message-type="stop" table:display="true"/>
        </table:content-validation>
        <table:content-validation table:name="val6" table:base-cell-address="TCO.G22">
          <table:error-message table:message-type="stop" table:display="true"/>
        </table:content-validation>
        <table:content-validation table:name="val7" table:condition="of:cell-content-is-in-list(&quot;Quantitatif&quot;;&quot;Qualitatif&quot;;&quot;Non évalué&quot;)" table:allow-empty-cell="true" table:display-list="unsorted" table:base-cell-address="Investissement.C29"/>
      </table:content-validations>
      <table:table table:name="Hypothè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table:number-columns-spanned="9" table:number-rows-spanned="1">
            <text:p>Hypothèses pour l'étude économique [LOGICIEL_x] vs. [LOGICIEL_y]</text:p>
          </table:table-cell>
          <table:covered-table-cell table:number-columns-repeated="8" table:style-name="ce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TJM Administrateur [LOGICIEL_x]</text:p>
          </table:table-cell>
          <table:table-cell table:style-name="ce10" office:value-type="currency" office:currency="EUR" office:value="1000">
            <text:p>1 000 €</text:p>
          </table:table-cell>
          <table:table-cell/>
          <table:table-cell table:style-name="ce16" office:value-type="string">
            <text:p>Formation [LOGICIEL_y] par personne</text:p>
          </table:table-cell>
          <table:table-cell table:style-name="ce18" office:value-type="currency" office:currency="EUR" office:value="10000">
            <text:p>10 000 €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JM Administrateur [LOGICIEL_y]</text:p>
          </table:table-cell>
          <table:table-cell table:style-name="ce10" office:value-type="currency" office:currency="EUR" office:value="800">
            <text:p>800 €</text:p>
          </table:table-cell>
          <table:table-cell/>
          <table:table-cell table:style-name="ce16" office:value-type="string">
            <text:p>TJM Communication</text:p>
          </table:table-cell>
          <table:table-cell table:style-name="ce18" office:value-type="currency" office:currency="EUR" office:value="1000">
            <text:p>1 000 €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JM Exploitant [LOGICIEL_x]</text:p>
          </table:table-cell>
          <table:table-cell table:style-name="ce10" office:value-type="currency" office:currency="EUR" office:value="650">
            <text:p>650 €</text:p>
          </table:table-cell>
          <table:table-cell/>
          <table:table-cell table:style-name="ce16" office:value-type="string">
            <text:p>TJM Expert [LOGICIEL_y]</text:p>
          </table:table-cell>
          <table:table-cell table:style-name="ce18" office:value-type="currency" office:currency="EUR" office:value="2000">
            <text:p>2 000 €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JM Exploitant [LOGICIEL_y]</text:p>
          </table:table-cell>
          <table:table-cell table:style-name="ce11" office:value-type="currency" office:currency="EUR" office:value="650">
            <text:p>650 €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JM Développeur niveau 1</text:p>
          </table:table-cell>
          <table:table-cell table:style-name="ce11" office:value-type="currency" office:currency="EUR" office:value="650">
            <text:p>650 €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JM Développeur niveau 2</text:p>
          </table:table-cell>
          <table:table-cell table:style-name="ce11" office:value-type="currency" office:currency="EUR" office:value="800">
            <text:p>800 €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Coût du support [LOGICIEL_x]</text:p>
            <text:p>1500 € <text:s/>an / serveur en basic</text:p>
            <text:p>12000 € an / serveur en premium</text:p>
          </table:table-cell>
          <table:table-cell table:style-name="ce11" table:content-validation-name="val1" office:value-type="currency" office:currency="EUR" office:value="90000">
            <text:p>90 000 €</text:p>
          </table:table-cell>
          <table:table-cell table:number-columns-repeated="1022"/>
        </table:table-row>
        <table:table-row table:style-name="ro4">
          <table:table-cell table:style-name="ce5" office:value-type="string">
            <text:p>Coût du support [LOGICIEL_y]</text:p>
            <text:p>495 € / an / serveur en bronze</text:p>
            <text:p>1595€ / an / serveur <text:s/>en silver</text:p>
            <text:p>2395 € / an / serveur en gold</text:p>
            <text:p>3995 <text:s/>€ /an / serveur en platinum</text:p>
          </table:table-cell>
          <table:table-cell table:style-name="ce11" table:content-validation-name="val2" office:value-type="currency" office:currency="EUR" office:value="39950">
            <text:p>39 950 €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12"/>
          <table:table-cell table:number-columns-repeated="1022"/>
        </table:table-row>
        <table:table-row table:style-name="ro1">
          <table:table-cell table:style-name="ce7"/>
          <table:table-cell table:style-name="ce13"/>
          <table:table-cell table:number-columns-repeated="1022"/>
        </table:table-row>
        <table:table-row table:style-name="ro5">
          <table:table-cell table:style-name="ce4" office:value-type="string">
            <text:p>Coût Support [LOGICIEL_x] par an</text:p>
          </table:table-cell>
          <table:table-cell table:style-name="ce6" table:number-columns-repeated="2"/>
          <table:table-cell table:style-name="ce8"/>
          <table:table-cell table:number-columns-repeated="1020"/>
        </table:table-row>
        <table:table-row table:style-name="ro5">
          <table:table-cell table:style-name="ce4" office:value-type="string">
            <text:p>Basic Support<text:span text:style-name="T1"> : Support web en semaine</text:span></text:p>
          </table:table-cell>
          <table:table-cell table:style-name="ce14" office:value-type="currency" office:currency="EUR" office:value="35000">
            <text:p>35 000 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4" office:value-type="string">
            <text:p>Premium Support : <text:span text:style-name="T2">Support 24/7 et prestations de conseil incluses</text:span></text:p>
          </table:table-cell>
          <table:table-cell table:style-name="ce14" office:value-type="currency" office:currency="EUR" office:value="90000">
            <text:p>90 000 €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7"/>
          <table:table-cell table:style-name="ce1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 table:style-name="ce4" office:value-type="string">
            <text:p>Cout Support [LOGICIEL_y] par an</text:p>
          </table:table-cell>
          <table:table-cell table:style-name="ce6" table:number-columns-repeated="2"/>
          <table:table-cell table:style-name="ce8"/>
          <table:table-cell table:number-columns-repeated="1020"/>
        </table:table-row>
        <table:table-row table:style-name="ro6">
          <table:table-cell table:style-name="ce4" office:value-type="string">
            <text:p>Bronze Support : Support web</text:p>
          </table:table-cell>
          <table:table-cell table:style-name="ce15" office:value-type="currency" office:currency="EUR" office:value="4950">
            <text:p>4 950 €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4" office:value-type="string">
            <text:p>Silver Support <text:span text:style-name="T1">: Support web et téléphonique en semaine</text:span></text:p>
          </table:table-cell>
          <table:table-cell table:style-name="ce15" office:value-type="currency" office:currency="EUR" office:value="15950">
            <text:p>15 950 €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4" office:value-type="string">
            <text:p>Gold Support<text:span text:style-name="T1"> : Support 24/7. </text:span></text:p>
          </table:table-cell>
          <table:table-cell table:style-name="ce15" office:value-type="currency" office:currency="EUR" office:value="23950">
            <text:p>23 950 €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4" office:value-type="string">
            <text:p>Platinum Support <text:span text:style-name="T1">: Support 24/7 et prestations de conseil incluses</text:span></text:p>
          </table:table-cell>
          <table:table-cell table:style-name="ce15" office:value-type="currency" office:currency="EUR" office:value="39950">
            <text:p>39 950 €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8"/>
          <table:table-cell table:number-columns-repeated="2"/>
          <table:table-cell table:style-name="ce17"/>
          <table:table-cell table:number-columns-repeated="1020"/>
        </table:table-row>
        <table:table-row table:style-name="ro1">
          <table:table-cell table:style-name="ce8" office:value-type="string">
            <text:p>TJM : Taux Journalier Moyen</text:p>
          </table:table-cell>
          <table:table-cell table:number-columns-repeated="2"/>
          <table:table-cell table:style-name="ce17"/>
          <table:table-cell table:number-columns-repeated="1020"/>
        </table:table-row>
        <table:table-row table:style-name="ro6" table:number-rows-repeated="3">
          <table:table-cell table:number-columns-repeated="102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CO" table:style-name="ta2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3" table:default-cell-style-name="Default"/>
        <table:table-row table:style-name="ro2">
          <table:table-cell table:style-name="ce19"/>
          <table:table-cell table:style-name="ce1" office:value-type="string" table:number-columns-spanned="13" table:number-rows-spanned="1">
            <text:p>Coût de mise en œuvre et coût de possession par [DOMAINE] pour une application </text:p>
          </table:table-cell>
          <table:covered-table-cell table:number-columns-repeated="12" table:style-name="ce1"/>
          <table:table-cell table:number-columns-repeated="1010"/>
        </table:table-row>
        <table:table-row table:style-name="ro1">
          <table:table-cell/>
          <table:table-cell office:value-type="string">
            <text:p>Nombre de critères qualitatifs</text:p>
          </table:table-cell>
          <table:table-cell table:formula="of:=COUNTIF([.$C$5:.$C$15];&quot;Qualitatif&quot;)+COUNTIF([Investissement.$C$5:.$C$13];&quot;Qualitatif&quot;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0" table:number-columns-repeated="2"/>
          <table:table-cell/>
          <table:table-cell table:style-name="ce20"/>
          <table:table-cell table:number-columns-repeated="3"/>
          <table:table-cell table:style-name="ce22" office:value-type="string" table:number-columns-spanned="2" table:number-rows-spanned="1">
            <text:p>Charges J/H</text:p>
          </table:table-cell>
          <table:covered-table-cell table:style-name="ce22"/>
          <table:table-cell table:style-name="ce22" office:value-type="string" table:number-columns-spanned="2" table:number-rows-spanned="1">
            <text:p>Coûts</text:p>
          </table:table-cell>
          <table:covered-table-cell table:style-name="ce22"/>
          <table:table-cell table:number-columns-repeated="1013"/>
        </table:table-row>
        <table:table-row table:style-name="ro1">
          <table:table-cell table:style-name="ce21" office:value-type="string" table:number-columns-spanned="1" table:number-rows-spanned="13">
            <text:p>LOGICIEL | x</text:p>
          </table:table-cell>
          <table:table-cell table:style-name="ce22" office:value-type="string">
            <text:p>Postes</text:p>
          </table:table-cell>
          <table:table-cell table:style-name="ce27" office:value-type="string">
            <text:p>Type</text:p>
          </table:table-cell>
          <table:table-cell table:style-name="ce22" office:value-type="string">
            <text:p>Détails</text:p>
          </table:table-cell>
          <table:table-cell table:style-name="ce22" office:value-type="string">
            <text:p>Note</text:p>
          </table:table-cell>
          <table:table-cell table:style-name="ce22" office:value-type="string">
            <text:p>Poids</text:p>
          </table:table-cell>
          <table:table-cell table:style-name="ce22" office:value-type="string">
            <text:p>Pondération</text:p>
          </table:table-cell>
          <table:table-cell table:style-name="ce22" office:value-type="string">
            <text:p>Min</text:p>
          </table:table-cell>
          <table:table-cell table:style-name="ce22" office:value-type="string">
            <text:p>Max</text:p>
          </table:table-cell>
          <table:table-cell table:style-name="ce22" office:value-type="string">
            <text:p>Min</text:p>
          </table:table-cell>
          <table:table-cell table:style-name="ce22" office:value-type="string">
            <text:p>Max</text:p>
          </table:table-cell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Ressources matérielles</text:p>
          </table:table-cell>
          <table:table-cell table:content-validation-name="val3" office:value-type="string">
            <text:p>Quantitatif</text:p>
          </table:table-cell>
          <table:table-cell office:value-type="string">
            <text:p>200 serveurs</text:p>
          </table:table-cell>
          <table:table-cell table:style-name="ce34" table:number-columns-spanned="3" table:number-rows-spanned="11"/>
          <table:covered-table-cell table:number-columns-repeated="2" table:style-name="ce35"/>
          <table:table-cell table:style-name="ce45" table:number-columns-repeated="2"/>
          <table:table-cell table:style-name="ce53" office:value-type="currency" office:currency="EUR" office:value="160000">
            <text:p>160 000 €</text:p>
          </table:table-cell>
          <table:table-cell table:style-name="ce63" office:value-type="currency" office:currency="EUR" office:value="220000">
            <text:p>220 000 €</text:p>
          </table:table-cell>
          <table:table-cell table:number-columns-repeated="1013"/>
        </table:table-row>
        <table:table-row table:style-name="ro1">
          <table:covered-table-cell table:style-name="ce21"/>
          <table:table-cell office:value-type="string">
            <text:p>Sécurité</text:p>
          </table:table-cell>
          <table:table-cell table:content-validation-name="val3" office:value-type="string">
            <text:p>Qualitatif</text:p>
          </table:table-cell>
          <table:table-cell office:value-type="string">
            <text:p>Sécurité du logiciel</text:p>
          </table:table-cell>
          <table:covered-table-cell table:number-columns-repeated="3" table:style-name="ce35"/>
          <table:table-cell table:style-name="ce46" table:number-columns-repeated="2"/>
          <table:table-cell table:style-name="ce54"/>
          <table:table-cell table:style-name="ce64"/>
          <table:table-cell table:number-columns-repeated="1013"/>
        </table:table-row>
        <table:table-row table:style-name="ro1">
          <table:covered-table-cell table:style-name="ce21"/>
          <table:table-cell office:value-type="string">
            <text:p>Indépendance et interopérabilité</text:p>
          </table:table-cell>
          <table:table-cell table:content-validation-name="val3" office:value-type="string">
            <text:p>Qualitatif</text:p>
          </table:table-cell>
          <table:table-cell office:value-type="string">
            <text:p>Ce logiciel rend dépendant à la société XYZ</text:p>
          </table:table-cell>
          <table:covered-table-cell table:number-columns-repeated="3" table:style-name="ce35"/>
          <table:table-cell table:style-name="ce47" table:number-columns-repeated="2"/>
          <table:table-cell table:style-name="ce54"/>
          <table:table-cell table:style-name="ce64"/>
          <table:table-cell table:number-columns-repeated="1013"/>
        </table:table-row>
        <table:table-row table:style-name="ro7">
          <table:covered-table-cell table:style-name="ce21"/>
          <table:table-cell office:value-type="string">
            <text:p>Productivité</text:p>
          </table:table-cell>
          <table:table-cell table:content-validation-name="val3" office:value-type="string">
            <text:p>Quantitatif</text:p>
          </table:table-cell>
          <table:table-cell office:value-type="string">
            <text:p>Productivité des administrateurs</text:p>
          </table:table-cell>
          <table:covered-table-cell table:number-columns-repeated="3" table:style-name="ce35"/>
          <table:table-cell table:style-name="ce48" office:value-type="float" office:value="5">
            <text:p>5</text:p>
          </table:table-cell>
          <table:table-cell table:style-name="ce48" office:value-type="float" office:value="11">
            <text:p>11</text:p>
          </table:table-cell>
          <table:table-cell table:style-name="ce55" table:formula="of:=[.H8]*[Hypothèses.B5]" office:value-type="currency" office:currency="EUR" office:value="5000">
            <text:p>5 000 €</text:p>
          </table:table-cell>
          <table:table-cell table:style-name="ce65" table:formula="of:=[.I8]*[Hypothèses.B5]" office:value-type="currency" office:currency="EUR" office:value="11000">
            <text:p>11 000 €</text:p>
          </table:table-cell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Indisponibilité</text:p>
          </table:table-cell>
          <table:table-cell table:content-validation-name="val3" office:value-type="string">
            <text:p>Quantitatif</text:p>
          </table:table-cell>
          <table:table-cell office:value-type="string">
            <text:p>Indisponibilité du service</text:p>
          </table:table-cell>
          <table:covered-table-cell table:number-columns-repeated="3" table:style-name="ce35"/>
          <table:table-cell table:style-name="ce45" table:number-columns-repeated="2"/>
          <table:table-cell table:style-name="ce53" office:value-type="currency" office:currency="EUR" office:value="15000">
            <text:p>15 000 €</text:p>
          </table:table-cell>
          <table:table-cell table:style-name="ce63" office:value-type="currency" office:currency="EUR" office:value="30000">
            <text:p>30 000 €</text:p>
          </table:table-cell>
          <table:table-cell table:number-columns-repeated="1013"/>
        </table:table-row>
        <table:table-row table:style-name="ro1">
          <table:covered-table-cell table:style-name="ce21"/>
          <table:table-cell office:value-type="string">
            <text:p>Amélioration de l’image</text:p>
          </table:table-cell>
          <table:table-cell table:content-validation-name="val3" office:value-type="string">
            <text:p>Qualitatif</text:p>
          </table:table-cell>
          <table:table-cell/>
          <table:covered-table-cell table:number-columns-repeated="3" table:style-name="ce35"/>
          <table:table-cell table:style-name="ce45" table:number-columns-repeated="2"/>
          <table:table-cell table:style-name="ce56"/>
          <table:table-cell table:style-name="ce66"/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Support</text:p>
          </table:table-cell>
          <table:table-cell table:content-validation-name="val3" office:value-type="string">
            <text:p>Quantitatif</text:p>
          </table:table-cell>
          <table:table-cell table:style-name="ce8" office:value-type="string">
            <text:p>Support premium</text:p>
          </table:table-cell>
          <table:covered-table-cell table:number-columns-repeated="3" table:style-name="ce35"/>
          <table:table-cell table:style-name="ce45" table:number-columns-repeated="2"/>
          <table:table-cell table:style-name="ce55" table:formula="of:=[Hypothèses.B11]" office:value-type="currency" office:currency="EUR" office:value="90000">
            <text:p>90 000 €</text:p>
          </table:table-cell>
          <table:table-cell table:style-name="ce65" table:formula="of:=[Hypothèses.B11]" office:value-type="currency" office:currency="EUR" office:value="90000">
            <text:p>90 000 €</text:p>
          </table:table-cell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Licence</text:p>
          </table:table-cell>
          <table:table-cell table:content-validation-name="val3" office:value-type="string">
            <text:p>Quantitatif</text:p>
          </table:table-cell>
          <table:table-cell table:style-name="ce31" office:value-type="string">
            <text:p>Prix licence [LOGICIEL_x] illimité</text:p>
          </table:table-cell>
          <table:covered-table-cell table:number-columns-repeated="3" table:style-name="ce35"/>
          <table:table-cell table:style-name="ce45" table:number-columns-repeated="2"/>
          <table:table-cell table:style-name="ce53" office:value-type="currency" office:currency="EUR" office:value="130000">
            <text:p>130 000 €</text:p>
          </table:table-cell>
          <table:table-cell table:style-name="ce63" office:value-type="currency" office:currency="EUR" office:value="130000">
            <text:p>130 000 €</text:p>
          </table:table-cell>
          <table:table-cell table:number-columns-repeated="1013"/>
        </table:table-row>
        <table:table-row table:style-name="ro1">
          <table:covered-table-cell table:style-name="ce21"/>
          <table:table-cell office:value-type="string">
            <text:p>Innovation</text:p>
          </table:table-cell>
          <table:table-cell table:content-validation-name="val3" office:value-type="string">
            <text:p>Non évalué</text:p>
          </table:table-cell>
          <table:table-cell table:style-name="ce30" office:value-type="string">
            <text:p>L’innovation n’est pas évaluée</text:p>
          </table:table-cell>
          <table:covered-table-cell table:number-columns-repeated="3" table:style-name="ce35"/>
          <table:table-cell table:style-name="ce45" table:number-columns-repeated="2"/>
          <table:table-cell table:style-name="ce56"/>
          <table:table-cell table:style-name="ce66"/>
          <table:table-cell table:number-columns-repeated="1013"/>
        </table:table-row>
        <table:table-row table:style-name="ro1">
          <table:covered-table-cell table:style-name="ce21"/>
          <table:table-cell office:value-type="string">
            <text:p>Qualité de service</text:p>
          </table:table-cell>
          <table:table-cell table:content-validation-name="val3" office:value-type="string">
            <text:p>Qualitatif</text:p>
          </table:table-cell>
          <table:table-cell/>
          <table:covered-table-cell table:number-columns-repeated="3" table:style-name="ce35"/>
          <table:table-cell table:style-name="ce45" table:number-columns-repeated="2"/>
          <table:table-cell table:style-name="ce56"/>
          <table:table-cell table:style-name="ce66"/>
          <table:table-cell table:number-columns-repeated="1013"/>
        </table:table-row>
        <table:table-row table:style-name="ro1">
          <table:covered-table-cell table:style-name="ce21"/>
          <table:table-cell office:value-type="string">
            <text:p>Pérennité</text:p>
          </table:table-cell>
          <table:table-cell table:content-validation-name="val3" office:value-type="string">
            <text:p>Non évalué</text:p>
          </table:table-cell>
          <table:table-cell table:style-name="ce2" office:value-type="string">
            <text:p>La pérennité n’est pas évaluée</text:p>
          </table:table-cell>
          <table:covered-table-cell table:number-columns-repeated="3" table:style-name="ce35"/>
          <table:table-cell table:style-name="ce45" table:number-columns-repeated="2"/>
          <table:table-cell table:style-name="ce56"/>
          <table:table-cell table:style-name="ce66"/>
          <table:table-cell table:number-columns-repeated="1013"/>
        </table:table-row>
        <table:table-row table:style-name="ro1">
          <table:covered-table-cell table:style-name="ce21"/>
          <table:table-cell table:style-name="ce23" office:value-type="string">
            <text:p>Cout Total de possession</text:p>
          </table:table-cell>
          <table:table-cell table:style-name="ce28" table:number-columns-repeated="7"/>
          <table:table-cell table:style-name="ce57" table:formula="of:=SUM([.J5:.J15])" office:value-type="currency" office:currency="EUR" office:value="400000">
            <text:p>400 000 €</text:p>
          </table:table-cell>
          <table:table-cell table:style-name="ce57" table:formula="of:=SUM([.K5:.K15])" office:value-type="currency" office:currency="EUR" office:value="481000">
            <text:p>481 000 €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0" table:number-columns-repeated="2"/>
          <table:table-cell/>
          <table:table-cell table:style-name="ce20"/>
          <table:table-cell table:number-columns-repeated="3"/>
          <table:table-cell table:style-name="ce22" office:value-type="string" table:number-columns-spanned="2" table:number-rows-spanned="1">
            <text:p>Charges J/H</text:p>
          </table:table-cell>
          <table:covered-table-cell table:style-name="ce22"/>
          <table:table-cell table:style-name="ce22" office:value-type="string" table:number-columns-spanned="2" table:number-rows-spanned="1">
            <text:p>Coûts</text:p>
          </table:table-cell>
          <table:covered-table-cell table:style-name="ce22"/>
          <table:table-cell table:number-columns-repeated="1013"/>
        </table:table-row>
        <table:table-row table:style-name="ro1">
          <table:table-cell table:style-name="ce21" office:value-type="string" table:number-columns-spanned="1" table:number-rows-spanned="13">
            <text:p>LOGICIEL | y</text:p>
          </table:table-cell>
          <table:table-cell table:style-name="ce22" office:value-type="string">
            <text:p>Postes</text:p>
          </table:table-cell>
          <table:table-cell table:style-name="ce29" office:value-type="string">
            <text:p>Type</text:p>
          </table:table-cell>
          <table:table-cell table:style-name="ce22" office:value-type="string">
            <text:p>Détails</text:p>
          </table:table-cell>
          <table:table-cell table:style-name="ce22" office:value-type="string">
            <text:p>Note</text:p>
          </table:table-cell>
          <table:table-cell table:style-name="ce22" office:value-type="string">
            <text:p>Poids</text:p>
          </table:table-cell>
          <table:table-cell table:style-name="ce22" office:value-type="string">
            <text:p>pondération</text:p>
          </table:table-cell>
          <table:table-cell table:style-name="ce22" office:value-type="string">
            <text:p>Min</text:p>
          </table:table-cell>
          <table:table-cell table:style-name="ce22" office:value-type="string">
            <text:p>Max</text:p>
          </table:table-cell>
          <table:table-cell table:style-name="ce22" office:value-type="string">
            <text:p>Min</text:p>
          </table:table-cell>
          <table:table-cell table:style-name="ce22" office:value-type="string">
            <text:p>Max</text:p>
          </table:table-cell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Ressources matérielles</text:p>
          </table:table-cell>
          <table:table-cell table:formula="of:=[.C5]" office:value-type="string" office:string-value="Quantitatif">
            <text:p>Quantitatif</text:p>
          </table:table-cell>
          <table:table-cell office:value-type="string">
            <text:p>150 serveurs</text:p>
          </table:table-cell>
          <table:table-cell table:style-name="ce36" table:content-validation-name="val4"/>
          <table:table-cell table:style-name="ce40" table:content-validation-name="val5"/>
          <table:table-cell table:style-name="ce44" table:content-validation-name="val6" table:formula="of:=[.E22]*[.F22]" office:value-type="percentage" office:value="0">
            <text:p>0%</text:p>
          </table:table-cell>
          <table:table-cell table:style-name="ce49" table:number-columns-repeated="2"/>
          <table:table-cell table:style-name="ce58" office:value-type="currency" office:currency="EUR" office:value="150000">
            <text:p>150 000 €</text:p>
          </table:table-cell>
          <table:table-cell table:style-name="ce67" office:value-type="currency" office:currency="EUR" office:value="200000">
            <text:p>200 000 €</text:p>
          </table:table-cell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Sécurité</text:p>
          </table:table-cell>
          <table:table-cell table:formula="of:=[.C6]" office:value-type="string" office:string-value="Qualitatif">
            <text:p>Qualitatif</text:p>
          </table:table-cell>
          <table:table-cell table:style-name="ce32" office:value-type="string">
            <text:p>[LOGICIEL_y] offre une sûreté/sécurité similaire</text:p>
          </table:table-cell>
          <table:table-cell table:style-name="ce37" table:content-validation-name="val4" office:value-type="float" office:value="0">
            <text:p>0</text:p>
          </table:table-cell>
          <table:table-cell table:style-name="ce41" table:content-validation-name="val5" office:value-type="percentage" office:value="0.1">
            <text:p>10%</text:p>
          </table:table-cell>
          <table:table-cell table:style-name="ce44" table:content-validation-name="val6" table:formula="of:=[.E23]*[.F23]" office:value-type="percentage" office:value="0">
            <text:p>0%</text:p>
          </table:table-cell>
          <table:table-cell table:style-name="ce49" table:number-columns-repeated="2"/>
          <table:table-cell table:style-name="ce59"/>
          <table:table-cell table:style-name="ce68"/>
          <table:table-cell table:number-columns-repeated="1013"/>
        </table:table-row>
        <table:table-row table:style-name="ro8">
          <table:covered-table-cell table:style-name="ce21"/>
          <table:table-cell office:value-type="string">
            <text:p>Indépendance et interopérabilité</text:p>
          </table:table-cell>
          <table:table-cell table:formula="of:=[.C7]" office:value-type="string" office:string-value="Qualitatif">
            <text:p>Qualitatif</text:p>
          </table:table-cell>
          <table:table-cell table:style-name="ce32" office:value-type="string">
            <text:p>[LOGICIEL_y] offre une meilleure interopérabilité et une plus grande indépendance</text:p>
          </table:table-cell>
          <table:table-cell table:style-name="ce38" table:content-validation-name="val4" office:value-type="float" office:value="-1">
            <text:p>-1</text:p>
          </table:table-cell>
          <table:table-cell table:style-name="ce41" table:content-validation-name="val5" office:value-type="percentage" office:value="0.05">
            <text:p>5%</text:p>
          </table:table-cell>
          <table:table-cell table:style-name="ce44" table:content-validation-name="val6" table:formula="of:=[.E24]*[.F24]" office:value-type="percentage" office:value="-0.05">
            <text:p>-5%</text:p>
          </table:table-cell>
          <table:table-cell table:style-name="ce49" table:number-columns-repeated="2"/>
          <table:table-cell table:style-name="ce59"/>
          <table:table-cell table:style-name="ce68"/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Productivité</text:p>
          </table:table-cell>
          <table:table-cell table:formula="of:=[.C8]" office:value-type="string" office:string-value="Quantitatif">
            <text:p>Quantitatif</text:p>
          </table:table-cell>
          <table:table-cell office:value-type="string">
            <text:p>Productivité des administrateurs</text:p>
          </table:table-cell>
          <table:table-cell table:style-name="ce36" table:content-validation-name="val4"/>
          <table:table-cell table:style-name="ce40" table:content-validation-name="val5"/>
          <table:table-cell table:style-name="ce44" table:content-validation-name="val6" table:formula="of:=[.E25]*[.F25]" office:value-type="percentage" office:value="0">
            <text:p>0%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10">
            <text:p>10</text:p>
          </table:table-cell>
          <table:table-cell table:style-name="ce60" table:formula="of:=[.H25]*[Hypothèses.B6]" office:value-type="currency" office:currency="EUR" office:value="3200">
            <text:p>3 200 €</text:p>
          </table:table-cell>
          <table:table-cell table:style-name="ce69" table:formula="of:=[.I25]*[Hypothèses.B6]" office:value-type="currency" office:currency="EUR" office:value="8000">
            <text:p>8 000 €</text:p>
          </table:table-cell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Indisponibilité</text:p>
          </table:table-cell>
          <table:table-cell table:formula="of:=[.C9]" office:value-type="string" office:string-value="Quantitatif">
            <text:p>Quantitatif</text:p>
          </table:table-cell>
          <table:table-cell office:value-type="string">
            <text:p>Indisponibilité du service</text:p>
          </table:table-cell>
          <table:table-cell table:style-name="ce36" table:content-validation-name="val4"/>
          <table:table-cell table:style-name="ce40" table:content-validation-name="val5"/>
          <table:table-cell table:style-name="ce44" table:content-validation-name="val6" table:formula="of:=[.E26]*[.F26]" office:value-type="percentage" office:value="0">
            <text:p>0%</text:p>
          </table:table-cell>
          <table:table-cell table:style-name="ce49" table:number-columns-repeated="2"/>
          <table:table-cell table:style-name="ce58" office:value-type="currency" office:currency="EUR" office:value="10000">
            <text:p>10 000 €</text:p>
          </table:table-cell>
          <table:table-cell table:style-name="ce67" office:value-type="currency" office:currency="EUR" office:value="20000">
            <text:p>20 000 €</text:p>
          </table:table-cell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Amélioration de l’image</text:p>
          </table:table-cell>
          <table:table-cell table:formula="of:=[.C10]" office:value-type="string" office:string-value="Qualitatif">
            <text:p>Qualitatif</text:p>
          </table:table-cell>
          <table:table-cell table:style-name="ce32" office:value-type="string">
            <text:p>[LOGICIEL_y] maintient l’image du service, de l’entreprise</text:p>
          </table:table-cell>
          <table:table-cell table:style-name="ce37" table:content-validation-name="val4" office:value-type="float" office:value="0">
            <text:p>0</text:p>
          </table:table-cell>
          <table:table-cell table:style-name="ce41" table:content-validation-name="val5" office:value-type="percentage" office:value="0.15">
            <text:p>15%</text:p>
          </table:table-cell>
          <table:table-cell table:style-name="ce44" table:content-validation-name="val6" table:formula="of:=[.E27]*[.F27]" office:value-type="percentage" office:value="0">
            <text:p>0%</text:p>
          </table:table-cell>
          <table:table-cell table:style-name="ce49" table:number-columns-repeated="2"/>
          <table:table-cell table:style-name="ce59"/>
          <table:table-cell table:style-name="ce68"/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Support</text:p>
          </table:table-cell>
          <table:table-cell table:formula="of:=[.C11]" office:value-type="string" office:string-value="Quantitatif">
            <text:p>Quantitatif</text:p>
          </table:table-cell>
          <table:table-cell table:style-name="ce8" office:value-type="string">
            <text:p>Support silver</text:p>
          </table:table-cell>
          <table:table-cell table:style-name="ce36" table:content-validation-name="val4"/>
          <table:table-cell table:style-name="ce40" table:content-validation-name="val5"/>
          <table:table-cell table:style-name="ce44" table:content-validation-name="val6" table:formula="of:=[.E28]*[.F28]" office:value-type="percentage" office:value="0">
            <text:p>0%</text:p>
          </table:table-cell>
          <table:table-cell table:style-name="ce49" table:number-columns-repeated="2"/>
          <table:table-cell table:style-name="ce60" table:formula="of:=[Hypothèses.B12]" office:value-type="currency" office:currency="EUR" office:value="39950">
            <text:p>39 950 €</text:p>
          </table:table-cell>
          <table:table-cell table:style-name="ce69" table:formula="of:=[Hypothèses.B12]" office:value-type="currency" office:currency="EUR" office:value="39950">
            <text:p>39 950 €</text:p>
          </table:table-cell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Licence</text:p>
          </table:table-cell>
          <table:table-cell table:formula="of:=[.C12]" office:value-type="string" office:string-value="Quantitatif">
            <text:p>Quantitatif</text:p>
          </table:table-cell>
          <table:table-cell table:style-name="ce31" office:value-type="string">
            <text:p>Licence GPL</text:p>
          </table:table-cell>
          <table:table-cell table:style-name="ce36" table:content-validation-name="val4"/>
          <table:table-cell table:style-name="ce40" table:content-validation-name="val5"/>
          <table:table-cell table:style-name="ce44" table:content-validation-name="val6" table:formula="of:=[.E29]*[.F29]" office:value-type="percentage" office:value="0">
            <text:p>0%</text:p>
          </table:table-cell>
          <table:table-cell table:style-name="ce49" table:number-columns-repeated="2"/>
          <table:table-cell table:style-name="ce58" office:value-type="currency" office:currency="EUR" office:value="0">
            <text:p>0 €</text:p>
          </table:table-cell>
          <table:table-cell table:style-name="ce67" office:value-type="currency" office:currency="EUR" office:value="0">
            <text:p>0 €</text:p>
          </table:table-cell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Innovation</text:p>
          </table:table-cell>
          <table:table-cell table:formula="of:=[.C13]" office:value-type="string" office:string-value="Non évalué">
            <text:p>Non évalué</text:p>
          </table:table-cell>
          <table:table-cell table:style-name="ce2" office:value-type="string">
            <text:p>L’innovation n’est pas évaluée</text:p>
          </table:table-cell>
          <table:table-cell table:style-name="ce39" table:content-validation-name="val4"/>
          <table:table-cell table:style-name="ce42" table:content-validation-name="val5"/>
          <table:table-cell table:style-name="ce44" table:content-validation-name="val6" table:formula="of:=[.E30]*[.F30]" office:value-type="percentage" office:value="0">
            <text:p>0%</text:p>
          </table:table-cell>
          <table:table-cell table:style-name="ce51" table:number-columns-repeated="2"/>
          <table:table-cell table:style-name="ce61"/>
          <table:table-cell table:style-name="ce70"/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Qualité de service</text:p>
          </table:table-cell>
          <table:table-cell table:formula="of:=[.C14]" office:value-type="string" office:string-value="Qualitatif">
            <text:p>Qualitatif</text:p>
          </table:table-cell>
          <table:table-cell table:style-name="ce32" office:value-type="string">
            <text:p>[LOGICIEL_y] réduit la qualité de service</text:p>
          </table:table-cell>
          <table:table-cell table:style-name="ce37" table:content-validation-name="val4" office:value-type="float" office:value="1">
            <text:p>1</text:p>
          </table:table-cell>
          <table:table-cell table:style-name="ce41" table:content-validation-name="val5" office:value-type="percentage" office:value="0.15">
            <text:p>15%</text:p>
          </table:table-cell>
          <table:table-cell table:style-name="ce44" table:content-validation-name="val6" table:formula="of:=[.E31]*[.F31]" office:value-type="percentage" office:value="0.15">
            <text:p>15%</text:p>
          </table:table-cell>
          <table:table-cell table:style-name="ce49" table:number-columns-repeated="2"/>
          <table:table-cell table:style-name="ce59"/>
          <table:table-cell table:style-name="ce68"/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Pérennité</text:p>
          </table:table-cell>
          <table:table-cell table:formula="of:=[.C15]" office:value-type="string" office:string-value="Non évalué">
            <text:p>Non évalué</text:p>
          </table:table-cell>
          <table:table-cell table:style-name="ce2" office:value-type="string">
            <text:p>La pérennité n’est pas évaluée</text:p>
          </table:table-cell>
          <table:table-cell table:style-name="ce39" table:content-validation-name="val4"/>
          <table:table-cell table:style-name="ce42" table:content-validation-name="val5"/>
          <table:table-cell table:style-name="ce44" table:content-validation-name="val6" table:formula="of:=[.E32]*[.F32]" office:value-type="percentage" office:value="0">
            <text:p>0%</text:p>
          </table:table-cell>
          <table:table-cell table:style-name="ce51" table:number-columns-repeated="2"/>
          <table:table-cell table:style-name="ce61"/>
          <table:table-cell table:style-name="ce70"/>
          <table:table-cell table:number-columns-repeated="1013"/>
        </table:table-row>
        <table:table-row table:style-name="ro1">
          <table:covered-table-cell table:style-name="ce21"/>
          <table:table-cell table:style-name="ce23" office:value-type="string">
            <text:p>Cout Total de possession</text:p>
          </table:table-cell>
          <table:table-cell table:style-name="ce28" table:number-columns-repeated="7"/>
          <table:table-cell table:style-name="ce57" table:formula="of:=SUM([.J22:.J32])" office:value-type="currency" office:currency="EUR" office:value="203150">
            <text:p>203 150 €</text:p>
          </table:table-cell>
          <table:table-cell table:style-name="ce57" table:formula="of:=SUM([.K22:.K32])" office:value-type="currency" office:currency="EUR" office:value="267950">
            <text:p>267 950 €</text:p>
          </table:table-cell>
          <table:table-cell table:number-columns-repeated="1013"/>
        </table:table-row>
        <table:table-row table:style-name="ro1">
          <table:table-cell/>
          <table:table-cell table:style-name="ce16" table:number-columns-repeated="10"/>
          <table:table-cell table:number-columns-repeated="1013"/>
        </table:table-row>
        <table:table-row table:style-name="ro1">
          <table:table-cell/>
          <table:table-cell table:style-name="ce24" office:value-type="string">
            <text:p>Cout d’investissement</text:p>
          </table:table-cell>
          <table:table-cell table:style-name="ce24"/>
          <table:table-cell table:style-name="ce24" office:value-type="string">
            <text:p>Voir Onglet « Investissement »</text:p>
          </table:table-cell>
          <table:table-cell table:style-name="ce24" table:number-columns-repeated="5"/>
          <table:table-cell table:style-name="ce24" table:formula="of:=[Investissement.J14]" office:value-type="currency" office:currency="EUR" office:value="288750">
            <text:p>288 750 €</text:p>
          </table:table-cell>
          <table:table-cell table:style-name="ce24" table:formula="of:=[Investissement.K14]" office:value-type="currency" office:currency="EUR" office:value="418500">
            <text:p>418 500 €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ce2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 office:value-type="string">
            <text:p>Pondération ECOS</text:p>
          </table:table-cell>
          <table:table-cell table:style-name="ce25"/>
          <table:table-cell table:style-name="ce25" office:value-type="string">
            <text:p>Prise en compte de la pondération des critères qualitatifs</text:p>
          </table:table-cell>
          <table:table-cell table:style-name="ce25"/>
          <table:table-cell table:style-name="ce43" table:number-columns-repeated="2"/>
          <table:table-cell table:style-name="ce25" table:number-columns-repeated="2"/>
          <table:table-cell table:style-name="ce62"/>
          <table:table-cell table:style-name="ce71" table:formula="of:=1+SUM([.G22:.G32];[Investissement.G5:.G13])" office:value-type="float" office:value="1.2">
            <text:p>1,2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9">
          <table:table-cell table:style-name="ce16"/>
          <table:table-cell table:style-name="ce26" office:value-type="string">
            <text:p>Analyse valeurs cumulées</text:p>
          </table:table-cell>
          <table:table-cell table:style-name="ce16" table:number-columns-repeated="5"/>
          <table:table-cell table:number-columns-repeated="1017"/>
        </table:table-row>
        <table:table-row table:style-name="ro1">
          <table:table-cell table:style-name="ce16"/>
          <table:table-cell table:style-name="ce16" office:value-type="string">
            <text:p>Brut</text:p>
          </table:table-cell>
          <table:table-cell table:style-name="ce16"/>
          <table:table-cell table:style-name="ce16" office:value-type="string">
            <text:p>Min</text:p>
          </table:table-cell>
          <table:table-cell table:style-name="ce16" office:value-type="string">
            <text:p>Max</text:p>
          </table:table-cell>
          <table:table-cell table:style-name="ce16" table:number-columns-repeated="2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6"/>
          <table:table-cell office:value-type="string">
            <text:p>Année</text:p>
          </table:table-cell>
          <table:table-cell office:value-type="float" office:value="1">
            <text:p>1</text:p>
          </table:table-cell>
          <table:table-cell table:formula="of:=[.J$16]-([.J$33]+[.J$35])" office:value-type="currency" office:currency="EUR" office:value="-91900">
            <text:p>-91 900 €</text:p>
          </table:table-cell>
          <table:table-cell table:formula="of:=[.K$16]-([.K$33]+[.K$35])" office:value-type="currency" office:currency="EUR" office:value="-205450">
            <text:p>-205 450 €</text:p>
          </table:table-cell>
          <table:table-cell table:style-name="ce16" table:number-columns-repeated="2"/>
          <table:table-cell table:style-name="ce2" office:value-type="string">
            <text:p>&lt;-------------</text:p>
          </table:table-cell>
          <table:table-cell table:style-name="ce2" office:value-type="string">
            <text:p>A noter qu’ici Min peut être supérieur à Max</text:p>
          </table:table-cell>
          <table:table-cell table:number-columns-repeated="1015"/>
        </table:table-row>
        <table:table-row table:style-name="ro1">
          <table:table-cell table:style-name="ce16"/>
          <table:table-cell office:value-type="string">
            <text:p>Année</text:p>
          </table:table-cell>
          <table:table-cell table:style-name="ce2" office:value-type="float" office:value="2">
            <text:p>2</text:p>
          </table:table-cell>
          <table:table-cell table:formula="of:=[.D44]+[.J$16]-[.J$33]" office:value-type="currency" office:currency="EUR" office:value="104950">
            <text:p>104 950 €</text:p>
          </table:table-cell>
          <table:table-cell table:formula="of:=[.E44]+[.K$16]-[.K$33]" office:value-type="currency" office:currency="EUR" office:value="7600">
            <text:p>7 600 €</text:p>
          </table:table-cell>
          <table:table-cell table:style-name="ce16" table:number-columns-repeated="2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6"/>
          <table:table-cell office:value-type="string">
            <text:p>Année</text:p>
          </table:table-cell>
          <table:table-cell office:value-type="float" office:value="3">
            <text:p>3</text:p>
          </table:table-cell>
          <table:table-cell table:formula="of:=[.D45]+[.J$16]-[.J$33]" office:value-type="currency" office:currency="EUR" office:value="301800">
            <text:p>301 800 €</text:p>
          </table:table-cell>
          <table:table-cell table:formula="of:=[.E45]+[.K$16]-[.K$33]" office:value-type="currency" office:currency="EUR" office:value="220650">
            <text:p>220 650 €</text:p>
          </table:table-cell>
          <table:table-cell table:style-name="ce16" table:number-columns-repeated="2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6"/>
          <table:table-cell office:value-type="string">
            <text:p>Année</text:p>
          </table:table-cell>
          <table:table-cell office:value-type="float" office:value="4">
            <text:p>4</text:p>
          </table:table-cell>
          <table:table-cell table:formula="of:=[.D46]+[.J$16]-[.J$33]" office:value-type="currency" office:currency="EUR" office:value="498650">
            <text:p>498 650 €</text:p>
          </table:table-cell>
          <table:table-cell table:formula="of:=[.E46]+[.K$16]-[.K$33]" office:value-type="currency" office:currency="EUR" office:value="433700">
            <text:p>433 700 €</text:p>
          </table:table-cell>
          <table:table-cell table:style-name="ce16" table:number-columns-repeated="2"/>
          <table:table-cell table:style-name="ce52" table:number-columns-repeated="2"/>
          <table:table-cell table:number-columns-repeated="1015"/>
        </table:table-row>
        <table:table-row table:style-name="ro1">
          <table:table-cell table:style-name="ce16"/>
          <table:table-cell office:value-type="string">
            <text:p>Année</text:p>
          </table:table-cell>
          <table:table-cell office:value-type="float" office:value="5">
            <text:p>5</text:p>
          </table:table-cell>
          <table:table-cell table:formula="of:=[.D47]+[.J$16]-[.J$33]" office:value-type="currency" office:currency="EUR" office:value="695500">
            <text:p>695 500 €</text:p>
          </table:table-cell>
          <table:table-cell table:formula="of:=[.E47]+[.K$16]-[.K$33]" office:value-type="currency" office:currency="EUR" office:value="646750">
            <text:p>646 750 €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16"/>
          <table:table-cell office:value-type="string">
            <text:p>Année</text:p>
          </table:table-cell>
          <table:table-cell office:value-type="float" office:value="6">
            <text:p>6</text:p>
          </table:table-cell>
          <table:table-cell table:formula="of:=[.D48]+[.J$16]-[.J$33]" office:value-type="currency" office:currency="EUR" office:value="892350">
            <text:p>892 350 €</text:p>
          </table:table-cell>
          <table:table-cell table:formula="of:=[.E48]+[.K$16]-[.K$33]" office:value-type="currency" office:currency="EUR" office:value="859800">
            <text:p>859 800 €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16"/>
          <table:table-cell office:value-type="string">
            <text:p>Année</text:p>
          </table:table-cell>
          <table:table-cell office:value-type="float" office:value="7">
            <text:p>7</text:p>
          </table:table-cell>
          <table:table-cell table:formula="of:=[.D49]+[.J$16]-[.J$33]" office:value-type="currency" office:currency="EUR" office:value="1089200">
            <text:p>1 089 200 €</text:p>
          </table:table-cell>
          <table:table-cell table:formula="of:=[.E49]+[.K$16]-[.K$33]" office:value-type="currency" office:currency="EUR" office:value="1072850">
            <text:p>1 072 850 €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16"/>
          <table:table-cell office:value-type="string">
            <text:p>Année</text:p>
          </table:table-cell>
          <table:table-cell table:style-name="ce30" office:value-type="float" office:value="8">
            <text:p>8</text:p>
          </table:table-cell>
          <table:table-cell table:formula="of:=[.D50]+[.J$16]-[.J$33]" office:value-type="currency" office:currency="EUR" office:value="1286050">
            <text:p>1 286 050 €</text:p>
          </table:table-cell>
          <table:table-cell table:formula="of:=[.E50]+[.K$16]-[.K$33]" office:value-type="currency" office:currency="EUR" office:value="1285900">
            <text:p>1 285 900 €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16"/>
          <table:table-cell table:style-name="ce16" office:value-type="string">
            <text:p>ECOS</text:p>
          </table:table-cell>
          <table:table-cell table:style-name="ce16"/>
          <table:table-cell table:style-name="ce16" office:value-type="string">
            <text:p>Min</text:p>
          </table:table-cell>
          <table:table-cell table:style-name="ce16" office:value-type="string">
            <text:p>Max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16"/>
          <table:table-cell office:value-type="string">
            <text:p>Année</text:p>
          </table:table-cell>
          <table:table-cell office:value-type="float" office:value="1">
            <text:p>1</text:p>
          </table:table-cell>
          <table:table-cell table:style-name="ce33" table:formula="of:=[.J$16]-([.J$33]*[.$K$39]+[.J$35])" office:value-type="currency" office:currency="€CO$" office:value="-132530">
            <text:p>-132 530 <text:s/>€C0$</text:p>
          </table:table-cell>
          <table:table-cell table:style-name="ce33" table:formula="of:=[.K$16]-([.K$33]*[.$K$39]+[.K$35])" office:value-type="currency" office:currency="€CO$" office:value="-259040">
            <text:p>-259 040 <text:s/>€C0$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16"/>
          <table:table-cell office:value-type="string">
            <text:p>Année</text:p>
          </table:table-cell>
          <table:table-cell table:style-name="ce2" office:value-type="float" office:value="2">
            <text:p>2</text:p>
          </table:table-cell>
          <table:table-cell table:style-name="ce33" table:formula="of:=[.D53]+[.J$16]-([.J$33]*[.$K$39])" office:value-type="currency" office:currency="€CO$" office:value="23690">
            <text:p>23 690 <text:s/>€CO$</text:p>
          </table:table-cell>
          <table:table-cell table:style-name="ce33" table:formula="of:=[.E53]+[.K$16]-([.K$33]*[.$K$39])" office:value-type="currency" office:currency="€CO$" office:value="-99580">
            <text:p>-99 580 <text:s/>€C0$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16"/>
          <table:table-cell office:value-type="string">
            <text:p>Année</text:p>
          </table:table-cell>
          <table:table-cell office:value-type="float" office:value="3">
            <text:p>3</text:p>
          </table:table-cell>
          <table:table-cell table:style-name="ce33" table:formula="of:=[.D54]+[.J$16]-([.J$33]*[.$K$39])" office:value-type="currency" office:currency="€CO$" office:value="179910">
            <text:p>179 910 <text:s/>€CO$</text:p>
          </table:table-cell>
          <table:table-cell table:style-name="ce33" table:formula="of:=[.E54]+[.K$16]-([.K$33]*[.$K$39])" office:value-type="currency" office:currency="€CO$" office:value="59880">
            <text:p>59 880 <text:s/>€CO$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16"/>
          <table:table-cell office:value-type="string">
            <text:p>Année</text:p>
          </table:table-cell>
          <table:table-cell office:value-type="float" office:value="4">
            <text:p>4</text:p>
          </table:table-cell>
          <table:table-cell table:style-name="ce33" table:formula="of:=[.D55]+[.J$16]-([.J$33]*[.$K$39])" office:value-type="currency" office:currency="€CO$" office:value="336130">
            <text:p>336 130 <text:s/>€CO$</text:p>
          </table:table-cell>
          <table:table-cell table:style-name="ce33" table:formula="of:=[.E55]+[.K$16]-([.K$33]*[.$K$39])" office:value-type="currency" office:currency="€CO$" office:value="219340">
            <text:p>219 340 <text:s/>€CO$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16"/>
          <table:table-cell office:value-type="string">
            <text:p>Année</text:p>
          </table:table-cell>
          <table:table-cell office:value-type="float" office:value="5">
            <text:p>5</text:p>
          </table:table-cell>
          <table:table-cell table:style-name="ce33" table:formula="of:=[.D56]+[.J$16]-([.J$33]*[.$K$39])" office:value-type="currency" office:currency="€CO$" office:value="492350">
            <text:p>492 350 <text:s/>€CO$</text:p>
          </table:table-cell>
          <table:table-cell table:style-name="ce33" table:formula="of:=[.E56]+[.K$16]-([.K$33]*[.$K$39])" office:value-type="currency" office:currency="€CO$" office:value="378800">
            <text:p>378 800 <text:s/>€CO$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16"/>
          <table:table-cell office:value-type="string">
            <text:p>Année</text:p>
          </table:table-cell>
          <table:table-cell office:value-type="float" office:value="6">
            <text:p>6</text:p>
          </table:table-cell>
          <table:table-cell table:style-name="ce33" table:formula="of:=[.D57]+[.J$16]-([.J$33]*[.$K$39])" office:value-type="currency" office:currency="€CO$" office:value="648570">
            <text:p>648 570 <text:s/>€CO$</text:p>
          </table:table-cell>
          <table:table-cell table:style-name="ce33" table:formula="of:=[.E57]+[.K$16]-([.K$33]*[.$K$39])" office:value-type="currency" office:currency="€CO$" office:value="538260">
            <text:p>538 260 <text:s/>€CO$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16"/>
          <table:table-cell office:value-type="string">
            <text:p>Année</text:p>
          </table:table-cell>
          <table:table-cell office:value-type="float" office:value="7">
            <text:p>7</text:p>
          </table:table-cell>
          <table:table-cell table:style-name="ce33" table:formula="of:=[.D58]+[.J$16]-([.J$33]*[.$K$39])" office:value-type="currency" office:currency="€CO$" office:value="804790">
            <text:p>804 790 <text:s/>€CO$</text:p>
          </table:table-cell>
          <table:table-cell table:style-name="ce33" table:formula="of:=[.E58]+[.K$16]-([.K$33]*[.$K$39])" office:value-type="currency" office:currency="€CO$" office:value="697720">
            <text:p>697 720 <text:s/>€CO$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16"/>
          <table:table-cell office:value-type="string">
            <text:p>Année</text:p>
          </table:table-cell>
          <table:table-cell table:style-name="ce30" office:value-type="float" office:value="8">
            <text:p>8</text:p>
          </table:table-cell>
          <table:table-cell table:style-name="ce33" table:formula="of:=[.D59]+[.J$16]-([.J$33]*[.$K$39])" office:value-type="currency" office:currency="€CO$" office:value="961010">
            <text:p>961 010 <text:s/>€CO$</text:p>
          </table:table-cell>
          <table:table-cell table:style-name="ce33" table:formula="of:=[.E59]+[.K$16]-([.K$33]*[.$K$39])" office:value-type="currency" office:currency="€CO$" office:value="857180">
            <text:p>857 180 <text:s/>€CO$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16" table:number-columns-repeated="7"/>
          <table:table-cell table:number-columns-repeated="1017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issement" table:style-name="ta3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column table:style-name="co19" table:default-cell-style-name="Default"/>
        <table:table-column table:style-name="co3" table:number-columns-repeated="1013" table:default-cell-style-name="Default"/>
        <table:table-row table:style-name="ro10">
          <table:table-cell table:style-name="ce72" office:value-type="string" table:number-columns-spanned="12" table:number-rows-spanned="1">
            <text:p>Calcul du coût de migration de [LOGICIEL_x] vers [LOGICIEL_y] pour une application de complexité moyenne</text:p>
          </table:table-cell>
          <table:covered-table-cell table:number-columns-repeated="11" table:style-name="ce7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0" table:number-columns-repeated="2"/>
          <table:table-cell/>
          <table:table-cell table:style-name="ce20"/>
          <table:table-cell table:number-columns-repeated="3"/>
          <table:table-cell table:style-name="ce22" office:value-type="string" table:number-columns-spanned="2" table:number-rows-spanned="1">
            <text:p>Charges J/H</text:p>
          </table:table-cell>
          <table:covered-table-cell table:style-name="ce22"/>
          <table:table-cell table:style-name="ce22" office:value-type="string" table:number-columns-spanned="2" table:number-rows-spanned="1">
            <text:p>Coûts</text:p>
          </table:table-cell>
          <table:covered-table-cell table:style-name="ce22"/>
          <table:table-cell table:number-columns-repeated="1013"/>
        </table:table-row>
        <table:table-row table:style-name="ro1">
          <table:table-cell table:style-name="ce21" office:value-type="string" table:number-columns-spanned="1" table:number-rows-spanned="11">
            <text:p>LOGICIEL | y</text:p>
          </table:table-cell>
          <table:table-cell table:style-name="ce22" office:value-type="string">
            <text:p>Postes</text:p>
          </table:table-cell>
          <table:table-cell table:style-name="ce29" office:value-type="string">
            <text:p>Type</text:p>
          </table:table-cell>
          <table:table-cell table:style-name="ce22" office:value-type="string">
            <text:p>Détails</text:p>
          </table:table-cell>
          <table:table-cell table:style-name="ce22" office:value-type="string">
            <text:p>Note</text:p>
          </table:table-cell>
          <table:table-cell table:style-name="ce22" office:value-type="string">
            <text:p>Poids</text:p>
          </table:table-cell>
          <table:table-cell table:style-name="ce22" office:value-type="string">
            <text:p>Pondération</text:p>
          </table:table-cell>
          <table:table-cell table:style-name="ce22" office:value-type="string">
            <text:p>Min</text:p>
          </table:table-cell>
          <table:table-cell table:style-name="ce22" office:value-type="string">
            <text:p>Max</text:p>
          </table:table-cell>
          <table:table-cell table:style-name="ce22" office:value-type="string">
            <text:p>Min</text:p>
          </table:table-cell>
          <table:table-cell table:style-name="ce22" office:value-type="string">
            <text:p>Max</text:p>
          </table:table-cell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Nécessité ou urgence du changement</text:p>
          </table:table-cell>
          <table:table-cell table:content-validation-name="val7" office:value-type="string">
            <text:p>Qualitatif</text:p>
          </table:table-cell>
          <table:table-cell table:style-name="ce32" office:value-type="string">
            <text:p>le changement n’est pas nécessaire ou pas urgent</text:p>
          </table:table-cell>
          <table:table-cell table:style-name="ce74" table:content-validation-name="val4" office:value-type="float" office:value="1">
            <text:p>1</text:p>
          </table:table-cell>
          <table:table-cell table:style-name="ce76" table:content-validation-name="val5" office:value-type="percentage" office:value="0.1">
            <text:p>10%</text:p>
          </table:table-cell>
          <table:table-cell table:style-name="ce78" table:content-validation-name="val6" table:formula="of:=[.E5]*[.F5]" office:value-type="percentage" office:value="0.1">
            <text:p>10%</text:p>
          </table:table-cell>
          <table:table-cell table:style-name="ce79" table:number-columns-repeated="2"/>
          <table:table-cell table:style-name="ce81"/>
          <table:table-cell table:style-name="ce84"/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Formation</text:p>
          </table:table-cell>
          <table:table-cell table:content-validation-name="val7" office:value-type="string">
            <text:p>Quantitatif</text:p>
          </table:table-cell>
          <table:table-cell table:style-name="ce32" office:value-type="string">
            <text:p>Formation d’un administrateur</text:p>
          </table:table-cell>
          <table:table-cell table:style-name="ce75" table:content-validation-name="val4"/>
          <table:table-cell table:style-name="ce77" table:content-validation-name="val5"/>
          <table:table-cell table:style-name="ce78" table:content-validation-name="val6" table:formula="of:=[.E6]*[.F6]" office:value-type="percentage" office:value="0">
            <text:p>0%</text:p>
          </table:table-cell>
          <table:table-cell table:style-name="ce80" office:value-type="float" office:value="60">
            <text:p>60</text:p>
          </table:table-cell>
          <table:table-cell table:style-name="ce80" office:value-type="float" office:value="70">
            <text:p>70</text:p>
          </table:table-cell>
          <table:table-cell table:style-name="ce82" table:formula="of:=SUM([Hypothèses.E5]*1;[.H6]*[Hypothèses.B8])" office:value-type="currency" office:currency="EUR" office:value="49000">
            <text:p>49 000 €</text:p>
          </table:table-cell>
          <table:table-cell table:style-name="ce85" table:formula="of:=SUM([Hypothèses.E5]*1;[.I6]*[Hypothèses.B8])" office:value-type="currency" office:currency="EUR" office:value="55500">
            <text:p>55 500 €</text:p>
          </table:table-cell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Communication</text:p>
          </table:table-cell>
          <table:table-cell table:content-validation-name="val7" office:value-type="string">
            <text:p>Quantitatif</text:p>
          </table:table-cell>
          <table:table-cell table:style-name="ce32"/>
          <table:table-cell table:style-name="ce75" table:content-validation-name="val4"/>
          <table:table-cell table:style-name="ce77" table:content-validation-name="val5"/>
          <table:table-cell table:style-name="ce78" table:content-validation-name="val6" table:formula="of:=[.E7]*[.F7]" office:value-type="percentage" office:value="0">
            <text:p>0%</text:p>
          </table:table-cell>
          <table:table-cell table:style-name="ce80" office:value-type="float" office:value="30">
            <text:p>30</text:p>
          </table:table-cell>
          <table:table-cell table:style-name="ce80" office:value-type="float" office:value="40">
            <text:p>40</text:p>
          </table:table-cell>
          <table:table-cell table:style-name="ce82" table:formula="of:=SUM([.H7]*[Hypothèses.E6])" office:value-type="currency" office:currency="EUR" office:value="30000">
            <text:p>30 000 €</text:p>
          </table:table-cell>
          <table:table-cell table:style-name="ce85" table:formula="of:=SUM([.I7]*[Hypothèses.E6])" office:value-type="currency" office:currency="EUR" office:value="40000">
            <text:p>40 000 €</text:p>
          </table:table-cell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Valorisation</text:p>
          </table:table-cell>
          <table:table-cell table:content-validation-name="val7" office:value-type="string">
            <text:p>Quantitatif</text:p>
          </table:table-cell>
          <table:table-cell office:value-type="string">
            <text:p>Valorisation par l’administrateur</text:p>
          </table:table-cell>
          <table:table-cell table:style-name="ce75" table:content-validation-name="val4"/>
          <table:table-cell table:style-name="ce77" table:content-validation-name="val5"/>
          <table:table-cell table:style-name="ce78" table:content-validation-name="val6" table:formula="of:=[.E8]*[.F8]" office:value-type="percentage" office:value="0">
            <text:p>0%</text:p>
          </table:table-cell>
          <table:table-cell table:style-name="ce80" office:value-type="float" office:value="10">
            <text:p>10</text:p>
          </table:table-cell>
          <table:table-cell table:style-name="ce80" office:value-type="float" office:value="15">
            <text:p>15</text:p>
          </table:table-cell>
          <table:table-cell table:style-name="ce82" table:formula="of:=SUM([Hypothèses.B6]*[.H8])" office:value-type="currency" office:currency="EUR" office:value="8000">
            <text:p>8 000 €</text:p>
          </table:table-cell>
          <table:table-cell table:style-name="ce82" table:formula="of:=SUM([Hypothèses.B6]*[.I8])" office:value-type="currency" office:currency="EUR" office:value="12000">
            <text:p>12 000 €</text:p>
          </table:table-cell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Surcharge de travail</text:p>
          </table:table-cell>
          <table:table-cell table:content-validation-name="val7" office:value-type="string">
            <text:p>Non évalué</text:p>
          </table:table-cell>
          <table:table-cell/>
          <table:table-cell table:style-name="ce75" table:content-validation-name="val4"/>
          <table:table-cell table:style-name="ce77" table:content-validation-name="val5"/>
          <table:table-cell table:style-name="ce78" table:content-validation-name="val6" table:formula="of:=[.E9]*[.F9]" office:value-type="percentage" office:value="0">
            <text:p>0%</text:p>
          </table:table-cell>
          <table:table-cell table:style-name="ce79" table:number-columns-repeated="2"/>
          <table:table-cell table:style-name="ce81"/>
          <table:table-cell table:style-name="ce84"/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Expertise</text:p>
          </table:table-cell>
          <table:table-cell table:content-validation-name="val7" office:value-type="string">
            <text:p>Quantitatif</text:p>
          </table:table-cell>
          <table:table-cell table:style-name="ce32"/>
          <table:table-cell table:style-name="ce75" table:content-validation-name="val4"/>
          <table:table-cell table:style-name="ce77" table:content-validation-name="val5"/>
          <table:table-cell table:style-name="ce78" table:content-validation-name="val6" table:formula="of:=[.E10]*[.F10]" office:value-type="percentage" office:value="0">
            <text:p>0%</text:p>
          </table:table-cell>
          <table:table-cell table:style-name="ce80" office:value-type="float" office:value="30">
            <text:p>30</text:p>
          </table:table-cell>
          <table:table-cell table:style-name="ce80" office:value-type="float" office:value="50">
            <text:p>50</text:p>
          </table:table-cell>
          <table:table-cell table:style-name="ce82" table:formula="of:=SUM([Hypothèses.E7]*[.H10])" office:value-type="currency" office:currency="EUR" office:value="60000">
            <text:p>60 000 €</text:p>
          </table:table-cell>
          <table:table-cell table:style-name="ce82" table:formula="of:=SUM([Hypothèses.E7]*[.I10])" office:value-type="currency" office:currency="EUR" office:value="100000">
            <text:p>100 000 €</text:p>
          </table:table-cell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Ressources matérielles</text:p>
          </table:table-cell>
          <table:table-cell table:content-validation-name="val7" office:value-type="string">
            <text:p>Quantitatif</text:p>
          </table:table-cell>
          <table:table-cell table:style-name="ce8" office:value-type="string">
            <text:p>Ressources matérielles nécessaires à la transition</text:p>
          </table:table-cell>
          <table:table-cell table:style-name="ce75" table:content-validation-name="val4"/>
          <table:table-cell table:style-name="ce77" table:content-validation-name="val5"/>
          <table:table-cell table:style-name="ce78" table:content-validation-name="val6" table:formula="of:=[.E11]*[.F11]" office:value-type="percentage" office:value="0">
            <text:p>0%</text:p>
          </table:table-cell>
          <table:table-cell table:style-name="ce79" table:number-columns-repeated="2"/>
          <table:table-cell table:style-name="ce83" office:value-type="currency" office:currency="EUR" office:value="100000">
            <text:p>100 000 €</text:p>
          </table:table-cell>
          <table:table-cell table:style-name="ce86" office:value-type="currency" office:currency="EUR" office:value="150000">
            <text:p>150 000 €</text:p>
          </table:table-cell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Conversion de format et développements spécifiques</text:p>
          </table:table-cell>
          <table:table-cell table:content-validation-name="val7" office:value-type="string">
            <text:p>Quantitatif</text:p>
          </table:table-cell>
          <table:table-cell table:style-name="ce31"/>
          <table:table-cell table:style-name="ce75" table:content-validation-name="val4"/>
          <table:table-cell table:style-name="ce77" table:content-validation-name="val5"/>
          <table:table-cell table:style-name="ce78" table:content-validation-name="val6" table:formula="of:=[.E12]*[.F12]" office:value-type="percentage" office:value="0">
            <text:p>0%</text:p>
          </table:table-cell>
          <table:table-cell table:style-name="ce80" office:value-type="float" office:value="40">
            <text:p>40</text:p>
          </table:table-cell>
          <table:table-cell table:style-name="ce80" office:value-type="float" office:value="60">
            <text:p>60</text:p>
          </table:table-cell>
          <table:table-cell table:style-name="ce82" table:formula="of:=SUM([Hypothèses.B10]*[.H12])" office:value-type="currency" office:currency="EUR" office:value="32000">
            <text:p>32 000 €</text:p>
          </table:table-cell>
          <table:table-cell table:style-name="ce82" table:formula="of:=SUM([Hypothèses.B10]*[.I12])" office:value-type="currency" office:currency="EUR" office:value="48000">
            <text:p>48 000 €</text:p>
          </table:table-cell>
          <table:table-cell table:number-columns-repeated="1013"/>
        </table:table-row>
        <table:table-row table:style-name="ro5">
          <table:covered-table-cell table:style-name="ce21"/>
          <table:table-cell office:value-type="string">
            <text:p>Tests et validation</text:p>
          </table:table-cell>
          <table:table-cell table:content-validation-name="val7" office:value-type="string">
            <text:p>Quantitatif</text:p>
          </table:table-cell>
          <table:table-cell table:style-name="ce2"/>
          <table:table-cell table:style-name="ce75" table:content-validation-name="val4"/>
          <table:table-cell table:style-name="ce77" table:content-validation-name="val5"/>
          <table:table-cell table:style-name="ce78" table:content-validation-name="val6" table:formula="of:=[.E13]*[.F13]" office:value-type="percentage" office:value="0">
            <text:p>0%</text:p>
          </table:table-cell>
          <table:table-cell table:style-name="ce80" office:value-type="float" office:value="15">
            <text:p>15</text:p>
          </table:table-cell>
          <table:table-cell table:style-name="ce80" office:value-type="float" office:value="20">
            <text:p>20</text:p>
          </table:table-cell>
          <table:table-cell table:style-name="ce82" table:formula="of:=SUM([Hypothèses.$B9]*[.H13])" office:value-type="currency" office:currency="EUR" office:value="9750">
            <text:p>9 750 €</text:p>
          </table:table-cell>
          <table:table-cell table:style-name="ce82" table:formula="of:=SUM([Hypothèses.$B9]*[.I13])" office:value-type="currency" office:currency="EUR" office:value="13000">
            <text:p>13 000 €</text:p>
          </table:table-cell>
          <table:table-cell table:number-columns-repeated="1013"/>
        </table:table-row>
        <table:table-row table:style-name="ro1">
          <table:covered-table-cell table:style-name="ce21"/>
          <table:table-cell table:style-name="ce23" office:value-type="string">
            <text:p>Cout Total de possession</text:p>
          </table:table-cell>
          <table:table-cell table:style-name="ce28" table:number-columns-repeated="7"/>
          <table:table-cell table:style-name="ce57" table:formula="of:=SUM([.J5:.J13])" office:value-type="currency" office:currency="EUR" office:value="288750">
            <text:p>288 750 €</text:p>
          </table:table-cell>
          <table:table-cell table:style-name="ce57" table:formula="of:=SUM([.K5:.K13])" office:value-type="currency" office:currency="EUR" office:value="418500">
            <text:p>418 500 €</text:p>
          </table:table-cell>
          <table:table-cell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ique" table:style-name="ta4">
        <office:forms form:automatic-focus="false" form:apply-design-mode="false"/>
        <table:shapes>
          <draw:frame draw:z-index="0" draw:style-name="gr1" svg:width="36.06cm" svg:height="18.608cm" svg:x="2.217cm" svg:y="0.399cm">
            <draw:object draw:notify-on-update-of-ranges="TCO.E44:TCO.E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0" number:min-integer-digits="1" number:grouping="true" number:display-factor="1000"/>
      <number:text>€</number:text>
    </number:number-style>
    <number:number-style style:name="N115P0" style:volatile="true">
      <number:number number:decimal-places="0" number:min-integer-digits="1" number:grouping="true" number:display-factor="1000"/>
      <number:text>€</number:text>
    </number:number-style>
    <number:number-style style:name="N115">
      <style:text-properties fo:color="#ff0000"/>
      <number:text>-</number:text>
      <number:number number:decimal-places="0" number:min-integer-digits="1" number:grouping="true" number:display-factor="1000"/>
      <number:text>€</number:text>
      <style:map style:condition="value()&gt;=0" style:apply-style-name="N115P0"/>
    </number:number-style>
    <number:currency-style style:name="N117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CO$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C0$</number:currency-symbol>
      <style:map style:condition="value()&gt;=0" style:apply-style-name="N119P0"/>
    </number:currency-style>
    <number:currency-style style:name="N121P0" style:volatile="true">
      <number:number number:decimal-places="0" number:min-integer-digits="1" number:grouping="true"/>
      <number:text>  </number:text>
      <number:currency-symbol number:language="fr" number:country="FR">€CO$</number:currency-symbol>
    </number:currency-style>
    <number:currency-style style:name="N121">
      <style:text-properties fo:color="#ff0000"/>
      <number:text>-</number:text>
      <number:number number:decimal-places="0" number:min-integer-digits="1" number:grouping="true"/>
      <number:text>  </number:text>
      <number:currency-symbol number:language="fr" number:country="FR">€C0$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padding="0.071cm" style:rotation-align="none"/>
      <style:text-properties style:font-name="Arial1"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_5f_gris" style:display-name="en_gris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6.001cm" fo:margin-left="3cm" fo:margin-right="3cm" fo:margin-bottom="3cm" style:shadow="none" fo:background-color="transparent">
          <style:background-image xlink:href="Pictures/100002010000007200000044721F0E3D.png" xlink:type="simple" xlink:actuate="onLoad" style:position="top left" style:repeat="no-repeat"/>
        </style:header-footer-properties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first-page-number="continue" style:scale-to="4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19/02/2013</text:date>, <text:time>11:3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ypothèses" style:display-name="PageStyle_Hypothèses" style:page-layout-name="Mpm3">
      <style:header/>
      <style:header-left style:display="false"/>
      <style:footer style:display="false"/>
      <style:footer-left style:display="false"/>
    </style:master-page>
    <style:master-page style:name="PageStyle_5f_TCO" style:display-name="PageStyle_TC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ût_20_Migration" style:display-name="PageStyle_Coût Migrat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6-01-30T10:26:30</meta:creation-date>
    <dc:creator>Thomas Moreau</dc:creator>
    <dc:date>2013-02-19T11:38:30</dc:date>
    <meta:print-date>2006-04-13T17:46:26</meta:print-date>
    <meta:editing-cycles>96</meta:editing-cycles>
    <meta:editing-duration>P2171DT19H54M37S</meta:editing-duration>
    <meta:generator>LibreOffice/3.4$Unix LibreOffice_project/340m1$Build-602</meta:generator>
    <meta:document-statistic meta:table-count="4" meta:cell-count="3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61cm" svg:height="18.609cm" xlink:href=".." xlink:type="simple" chart:class="chart:bar" chart:style-name="ch1">
        <chart:title svg:x="16.664cm" svg:y="0.508cm" chart:style-name="ch2">
          <text:p>ESTIMATION</text:p>
        </chart:title>
        <chart:subtitle svg:x="15.777cm" svg:y="1.659cm" chart:style-name="ch3">
          <text:p>[LOGICIEL_y] : Brut | Max</text:p>
        </chart:subtitle>
        <chart:plot-area chart:style-name="ch4" table:cell-range-address="TCO.E44:TCO.E51" svg:x="1.732cm" svg:y="3.086cm" svg:width="32.887cm" svg:height="14.17cm">
          <chartooo:coordinate-region svg:x="3.279cm" svg:y="3.285cm" svg:width="31.34cm" svg:height="13.772cm"/>
          <chart:axis chart:dimension="x" chart:name="primary-x" chart:style-name="ch5">
            <chart:title svg:x="14.848cm" svg:y="16.58cm" chart:style-name="ch6">
              <text:p>Années</text:p>
            </chart:title>
          </chart:axis>
          <chart:axis chart:dimension="y" chart:name="primary-y" chart:style-name="ch7">
            <chart:title svg:x="0.451cm" svg:y="10.665cm" chart:style-name="ch8">
              <text:p>Euros</text:p>
            </chart:title>
            <chart:grid chart:style-name="ch9" chart:class="major"/>
          </chart:axis>
          <chart:series chart:style-name="ch10" chart:values-cell-range-address="TCO.E44:TCO.E5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5450">
                <text:p>-205450</text:p>
                <draw:g>
                  <svg:desc>TCO.E44:TCO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0650">
                <text:p>2206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3700">
                <text:p>4337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6750">
                <text:p>6467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9800">
                <text:p>859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2850">
                <text:p>10728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5900">
                <text:p>1285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